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>
  <office:scripts/>
  <office:font-face-decls>
    <style:font-face style:name="Arial" svg:font-family="Arial" style:font-pitch="variable"/>
  </office:font-face-decls>
  <office:automatic-styles>
    <style:style style:style-name="pagebreak" style:style-family="paragraph" style:parent-style-name="Standard">
      <style:paragraph-properties fo:break-after="page"/>
    </style:style>
    <style:style style:name="PageDef0ta1" style:family="table" style:display-name="PageDef0ta1" style:master-page-name="PageDef0">
      <style:table-properties table:display="true" style:width="18.652cm" table:align="left" style:writing-mode="lr-tb"/>
    </style:style>
    <style:style style:name="co0.039" style:family="table-column">
      <style:table-column-properties fo:break-before="auto" style:column-width="0.039cm"/>
    </style:style>
    <style:style style:name="co0.079" style:family="table-column">
      <style:table-column-properties fo:break-before="auto" style:column-width="0.079cm"/>
    </style:style>
    <style:style style:name="co0.118" style:family="table-column">
      <style:table-column-properties fo:break-before="auto" style:column-width="0.118cm"/>
    </style:style>
    <style:style style:name="co0.157" style:family="table-column">
      <style:table-column-properties fo:break-before="auto" style:column-width="0.157cm"/>
    </style:style>
    <style:style style:name="co0.196" style:family="table-column">
      <style:table-column-properties fo:break-before="auto" style:column-width="0.196cm"/>
    </style:style>
    <style:style style:name="co0.295" style:family="table-column">
      <style:table-column-properties fo:break-before="auto" style:column-width="0.295cm"/>
    </style:style>
    <style:style style:name="co0.982" style:family="table-column">
      <style:table-column-properties fo:break-before="auto" style:column-width="0.982cm"/>
    </style:style>
    <style:style style:name="co1.669" style:family="table-column">
      <style:table-column-properties fo:break-before="auto" style:column-width="1.669cm"/>
    </style:style>
    <style:style style:name="co1.767" style:family="table-column">
      <style:table-column-properties fo:break-before="auto" style:column-width="1.767cm"/>
    </style:style>
    <style:style style:name="co2.258" style:family="table-column">
      <style:table-column-properties fo:break-before="auto" style:column-width="2.258cm"/>
    </style:style>
    <style:style style:name="co4.418" style:family="table-column">
      <style:table-column-properties fo:break-before="auto" style:column-width="4.418cm"/>
    </style:style>
    <style:style style:name="co5.576" style:family="table-column">
      <style:table-column-properties fo:break-before="auto" style:column-width="5.576cm"/>
    </style:style>
    <style:style style:name="ceb" style:family="table-cell" style:display="false"/>
    <style:style style:name="ce0" style:family="table-cell" style:parent-style-name="Standard">
      <style:text-properties style:font-name="Arial" fo:font-size="9pt" fo:color="#000000"/>
      <style:paragraph-properties fo:text-align="end" fo:margin-left="0.026cm" fo:margin-right="0.026cm"/>
      <style:table-cell-properties fo:background-color="transparent" style:repeat-content="false" style:vertical-align="top" fo:wrap-option="wrap"/>
    </style:style>
    <style:style style:name="ce1" style:family="table-cell" style:parent-style-name="Standard">
      <style:text-properties style:font-name="Arial" fo:font-size="10pt" fo:font-weight="bold" fo:color="#000000"/>
      <style:paragraph-properties fo:text-align="start" fo:margin-left="0.026cm" fo:margin-right="0.026cm"/>
      <style:table-cell-properties fo:background-color="transparent" style:repeat-content="false" style:vertical-align="top" fo:wrap-option="wrap"/>
    </style:style>
    <style:style style:name="ce2" style:family="table-cell" style:parent-style-name="Standard">
      <style:text-properties style:font-name="Arial" fo:font-size="7pt" fo:color="#000000"/>
      <style:paragraph-properties fo:text-align="end" fo:margin-left="0.026cm" fo:margin-right="0.026cm"/>
      <style:table-cell-properties fo:background-color="transparent" style:repeat-content="false" style:vertical-align="top" fo:wrap-option="wrap"/>
    </style:style>
    <style:style style:name="ce3" style:family="table-cell" style:parent-style-name="Standard">
      <style:text-properties style:font-name="Arial" fo:font-size="8pt" fo:color="#000000"/>
      <style:paragraph-properties fo:text-align="start" fo:margin-left="0.026cm" fo:margin-right="0.026cm"/>
      <style:table-cell-properties fo:background-color="transparent" style:repeat-content="false" style:vertical-align="top" fo:wrap-option="wrap"/>
    </style:style>
    <style:style style:name="ce4" style:family="table-cell" style:parent-style-name="Standard">
      <style:text-properties style:font-name="Arial" fo:font-size="7pt" fo:font-weight="bold" fo:color="#000000"/>
      <style:paragraph-properties fo:text-align="start" fo:margin-left="0.026cm" fo:margin-right="0.026cm"/>
      <style:table-cell-properties fo:background-color="transparent" style:repeat-content="false" style:vertical-align="top" fo:border-bottom="0.026cm solid #000000" fo:wrap-option="wrap"/>
    </style:style>
    <style:style style:name="ce5" style:family="table-cell" style:parent-style-name="Standard">
      <style:text-properties style:font-name="Arial" fo:font-size="7pt" fo:font-weight="bold" fo:color="#000000"/>
      <style:paragraph-properties fo:text-align="start" fo:margin-left="0.026cm" fo:margin-right="0.026cm"/>
      <style:table-cell-properties fo:background-color="transparent" style:repeat-content="false" style:vertical-align="top" fo:border-bottom="0.026cm solid #000000" fo:wrap-option="wrap"/>
    </style:style>
    <style:style style:name="ce6" style:family="table-cell" style:parent-style-name="Standard">
      <style:text-properties style:font-name="Arial" fo:font-size="7pt" fo:font-weight="bold" fo:color="#000000"/>
      <style:paragraph-properties fo:text-align="end" fo:margin-left="0.026cm" fo:margin-right="0.026cm"/>
      <style:table-cell-properties fo:background-color="transparent" style:repeat-content="false" style:vertical-align="top" fo:border-bottom="0.026cm solid #000000" fo:wrap-option="wrap"/>
    </style:style>
    <style:style style:name="ce7" style:family="table-cell" style:parent-style-name="Standard">
      <style:text-properties style:font-name="Arial" fo:font-size="7pt" fo:color="#0000FF"/>
      <style:paragraph-properties fo:text-align="start" fo:margin-left="0.026cm" fo:margin-right="0.026cm"/>
      <style:table-cell-properties fo:background-color="transparent" style:repeat-content="false" style:vertical-align="top" fo:wrap-option="wrap"/>
    </style:style>
    <style:style style:name="ce8" style:family="table-cell" style:parent-style-name="Standard">
      <style:text-properties style:font-name="Arial" fo:font-size="7pt" fo:color="#0000FF"/>
      <style:paragraph-properties fo:text-align="start" fo:margin-left="0.026cm" fo:margin-right="0.026cm"/>
      <style:table-cell-properties fo:background-color="transparent" style:repeat-content="false" style:vertical-align="top" fo:wrap-option="wrap"/>
    </style:style>
    <style:style style:name="ce9" style:family="table-cell" style:parent-style-name="Standard">
      <style:text-properties style:font-name="Arial" fo:font-size="7pt" fo:color="#0000FF"/>
      <style:paragraph-properties fo:text-align="end" fo:margin-left="0.026cm" fo:margin-right="0.026cm"/>
      <style:table-cell-properties fo:background-color="transparent" style:repeat-content="false" style:vertical-align="top" fo:wrap-option="wrap"/>
    </style:style>
    <style:style style:name="ce10" style:family="table-cell" style:parent-style-name="Standard">
      <style:text-properties style:font-name="Arial" fo:font-size="7pt" fo:color="#0000FF"/>
      <style:paragraph-properties fo:text-align="end" fo:margin-left="0.026cm" fo:margin-right="0.026cm"/>
      <style:table-cell-properties fo:background-color="transparent" style:repeat-content="false" style:vertical-align="top" fo:wrap-option="wrap"/>
    </style:style>
    <style:style style:name="ce11" style:family="table-cell" style:parent-style-name="Standard">
      <style:text-properties style:font-name="Arial" fo:font-size="10pt" fo:color="#000000"/>
      <style:paragraph-properties fo:text-align="start" fo:margin-left="0.026cm" fo:margin-right="0.026cm"/>
      <style:table-cell-properties fo:background-color="transparent" style:repeat-content="false" style:vertical-align="top" fo:wrap-option="wrap"/>
    </style:style>
    <style:style style:name="ce12" style:family="table-cell" style:parent-style-name="Standard">
      <style:text-properties style:font-name="Arial" fo:font-size="7pt" fo:color="#000000"/>
      <style:paragraph-properties fo:text-align="start" fo:margin-left="0.026cm" fo:margin-right="0.026cm"/>
      <style:table-cell-properties fo:background-color="transparent" style:repeat-content="false" style:vertical-align="top" fo:wrap-option="wrap"/>
    </style:style>
    <style:style style:name="ce13" style:family="table-cell" style:parent-style-name="Standard">
      <style:text-properties style:font-name="Arial" fo:font-size="7pt" fo:color="#000000"/>
      <style:paragraph-properties fo:text-align="start" fo:margin-left="0.026cm" fo:margin-right="0.026cm"/>
      <style:table-cell-properties fo:background-color="transparent" style:repeat-content="false" style:vertical-align="top" fo:wrap-option="wrap"/>
    </style:style>
    <style:style style:name="ce14" style:family="table-cell" style:parent-style-name="Standard">
      <style:text-properties style:font-name="Arial" fo:font-size="7pt" fo:color="#000000"/>
      <style:paragraph-properties fo:text-align="end" fo:margin-left="0.026cm" fo:margin-right="0.026cm"/>
      <style:table-cell-properties fo:background-color="transparent" style:repeat-content="false" style:vertical-align="top" fo:wrap-option="wrap"/>
    </style:style>
    <style:style style:name="ce15" style:family="table-cell" style:parent-style-name="Standard">
      <style:text-properties style:font-name="Arial" fo:font-size="6pt" fo:color="#000000"/>
      <style:paragraph-properties fo:text-align="end" fo:margin-left="0.026cm" fo:margin-right="0.026cm"/>
      <style:table-cell-properties fo:background-color="transparent" style:repeat-content="false" style:vertical-align="top" fo:wrap-option="wrap"/>
    </style:style>
    <style:style style:name="ce16" style:family="table-cell" style:parent-style-name="Standard">
      <style:text-properties style:font-name="Arial" fo:font-size="6pt" fo:color="#000000"/>
      <style:paragraph-properties fo:text-align="start" fo:margin-left="0.026cm" fo:margin-right="0.026cm"/>
      <style:table-cell-properties fo:background-color="transparent" style:repeat-content="false" style:vertical-align="top" fo:wrap-option="wrap"/>
    </style:style>
    <style:style style:name="ce17" style:family="table-cell" style:parent-style-name="Standard">
      <style:text-properties style:font-name="Arial" fo:font-size="8pt" fo:color="#000000"/>
      <style:paragraph-properties fo:text-align="center" fo:margin-left="0.026cm" fo:margin-right="0.026cm"/>
      <style:table-cell-properties fo:background-color="transparent" style:repeat-content="false" style:vertical-align="top" fo:border-top="0.026cm solid #000000" fo:wrap-option="wrap"/>
    </style:style>
    <style:style style:name="gr1" style:family="graphic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 0cm 0cm 0cm)" draw:image-opacity="100%" style:mirror="none"/>
    </style:style>
    <style:style style:name="ro0.491" style:family="table-row">
      <style:table-row-properties fo:break-before="auto" style:row-height="0.491cm"/>
    </style:style>
    <style:style style:name="ro0.344" style:family="table-row">
      <style:table-row-properties fo:break-before="auto" style:row-height="0.344cm"/>
    </style:style>
    <style:style style:name="ro0.147" style:family="table-row">
      <style:table-row-properties fo:break-before="auto" style:row-height="0.147cm"/>
    </style:style>
    <style:style style:name="ro0.295" style:family="table-row">
      <style:table-row-properties fo:break-before="auto" style:row-height="0.295cm"/>
    </style:style>
    <style:style style:name="ro0.785" style:family="table-row">
      <style:table-row-properties fo:break-before="auto" style:row-height="0.785cm"/>
    </style:style>
    <style:style style:name="ro0.049" style:family="table-row">
      <style:table-row-properties fo:break-before="auto" style:row-height="0.049cm"/>
    </style:style>
    <style:style style:name="ro2.749" style:family="table-row">
      <style:table-row-properties fo:break-before="auto" style:row-height="2.749cm"/>
    </style:style>
    <style:style style:name="ro1.374" style:family="table-row">
      <style:table-row-properties fo:break-before="auto" style:row-height="1.374cm"/>
    </style:style>
    <style:style style:name="ro15.953" style:family="table-row">
      <style:table-row-properties fo:break-before="auto" style:row-height="15.953cm"/>
    </style:style>
  </office:automatic-styles>
  <office:body>
    <office:spreadsheet>
      <table:table table:name="Página 1" table:style-name="PageDef0ta1" table:print="false">
        <table:table-column table:style-name="co0.982"/>
        <table:table-column table:style-name="co1.767"/>
        <table:table-column table:style-name="co0.157"/>
        <table:table-column table:style-name="co0.079"/>
        <table:table-column table:style-name="co0.118"/>
        <table:table-column table:style-name="co0.118"/>
        <table:table-column table:style-name="co0.039"/>
        <table:table-column table:style-name="co5.576"/>
        <table:table-column table:style-name="co0.982"/>
        <table:table-column table:style-name="co1.669"/>
        <table:table-column table:style-name="co0.295"/>
        <table:table-column table:style-name="co4.418"/>
        <table:table-column table:style-name="co0.196"/>
        <table:table-column table:style-name="co2.258"/>
        <table:table-row table:style-name="ro0.491">
          <table:table-cell table:style-name="ce1" table:number-columns-spanned="12" table:number-rows-spanned="1" office:value-type="string">
            <text:p>Balanço patrimonial de 01/01/2023 a 31/12/2024</text:p>
          </table:table-cell>
          <table:covered-table-cell table:style-name="ceb" table:number-columns-repeated="11"/>
          <table:table-cell table:style-name="ce0" table:number-columns-spanned="2" table:number-rows-spanned="1" office:value-type="string">
            <text:p>Página: 1</text:p>
          </table:table-cell>
          <table:covered-table-cell table:style-name="ceb"/>
        </table:table-row>
        <table:table-row table:style-name="ro0.491">
          <table:table-cell table:style-name="ce3" table:number-columns-spanned="11" table:number-rows-spanned="1" office:value-type="string">
            <text:p>Empresa: 56 - FIACAO AGUAS NEGRAS LTDA</text:p>
          </table:table-cell>
          <table:covered-table-cell table:style-name="ceb" table:number-columns-repeated="10"/>
          <table:table-cell table:style-name="ce2" table:number-columns-spanned="3" table:number-rows-spanned="1" office:value-type="string">
            <text:p>Botuverá/SC - CNPJ:80.096.050/0001-53</text:p>
          </table:table-cell>
          <table:covered-table-cell table:style-name="ceb" table:number-columns-repeated="2"/>
        </table:table-row>
        <table:table-row table:style-name="ro0.344">
          <table:table-cell table:style-name="ce5" office:value-type="string">
            <text:p>Código</text:p>
          </table:table-cell>
          <table:table-cell table:style-name="ce4" office:value-type="string">
            <text:p>Classificação</text:p>
          </table:table-cell>
          <table:table-cell table:style-name="ce5" table:number-columns-spanned="11" table:number-rows-spanned="1" office:value-type="string">
            <text:p>Nome</text:p>
          </table:table-cell>
          <table:covered-table-cell table:style-name="ceb" table:number-columns-repeated="10"/>
          <table:table-cell table:style-name="ce6" office:value-type="string">
            <text:p>Saldo atual</text:p>
          </table:table-cell>
        </table:table-row>
        <table:table-row table:style-name="ro0.344">
          <table:table-cell table:style-name="ce9" office:value-type="string">
            <text:p>1</text:p>
          </table:table-cell>
          <table:table-cell table:style-name="ce7" office:value-type="string">
            <text:p>01</text:p>
          </table:table-cell>
          <table:table-cell table:style-name="ce8" table:number-columns-spanned="11" table:number-rows-spanned="1" office:value-type="string">
            <text:p>ATIVO</text:p>
          </table:table-cell>
          <table:covered-table-cell table:style-name="ceb" table:number-columns-repeated="10"/>
          <table:table-cell table:style-name="ce10" office:value-type="string">
            <text:p>82.031.918,48</text:p>
          </table:table-cell>
        </table:table-row>
        <table:table-row table:style-name="ro0.344">
          <table:table-cell table:style-name="ce9" office:value-type="string">
            <text:p>2</text:p>
          </table:table-cell>
          <table:table-cell table:style-name="ce7" office:value-type="string">
            <text:p>01.1</text:p>
          </table:table-cell>
          <table:table-cell table:style-name="ce11"/>
          <table:table-cell table:style-name="ce8" table:number-columns-spanned="10" table:number-rows-spanned="1" office:value-type="string">
            <text:p>ATIVO CIRCULANTE</text:p>
          </table:table-cell>
          <table:covered-table-cell table:style-name="ceb" table:number-columns-repeated="9"/>
          <table:table-cell table:style-name="ce10" office:value-type="string">
            <text:p>39.841.919,59</text:p>
          </table:table-cell>
        </table:table-row>
        <table:table-row table:style-name="ro0.344">
          <table:table-cell table:style-name="ce9" office:value-type="string">
            <text:p>3</text:p>
          </table:table-cell>
          <table:table-cell table:style-name="ce7" office:value-type="string">
            <text:p>01.1.1</text:p>
          </table:table-cell>
          <table:table-cell table:style-name="ce11" table:number-columns-spanned="2" table:number-rows-spanned="1"/>
          <table:covered-table-cell table:style-name="ceb"/>
          <table:table-cell table:style-name="ce8" table:number-columns-spanned="9" table:number-rows-spanned="1" office:value-type="string">
            <text:p>DISPONIBILIDADES</text:p>
          </table:table-cell>
          <table:covered-table-cell table:style-name="ceb" table:number-columns-repeated="8"/>
          <table:table-cell table:style-name="ce10" office:value-type="string">
            <text:p>5.252.328,30</text:p>
          </table:table-cell>
        </table:table-row>
        <table:table-row table:style-name="ro0.344">
          <table:table-cell table:style-name="ce9" office:value-type="string">
            <text:p>4</text:p>
          </table:table-cell>
          <table:table-cell table:style-name="ce7" office:value-type="string">
            <text:p>01.1.1.01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CAIXA</text:p>
          </table:table-cell>
          <table:covered-table-cell table:style-name="ceb" table:number-columns-repeated="7"/>
          <table:table-cell table:style-name="ce10" office:value-type="string">
            <text:p>131.423,92</text:p>
          </table:table-cell>
        </table:table-row>
        <table:table-row table:style-name="ro0.344">
          <table:table-cell table:style-name="ce14" office:value-type="string">
            <text:p>5</text:p>
          </table:table-cell>
          <table:table-cell table:style-name="ce12" office:value-type="string">
            <text:p>01.1.1.01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Caixa</text:p>
          </table:table-cell>
          <table:covered-table-cell table:style-name="ceb" table:number-columns-repeated="5"/>
          <table:table-cell table:style-name="ce2" office:value-type="string">
            <text:p>131.423,92</text:p>
          </table:table-cell>
        </table:table-row>
        <table:table-row table:style-name="ro0.344">
          <table:table-cell table:style-name="ce9" office:value-type="string">
            <text:p>6</text:p>
          </table:table-cell>
          <table:table-cell table:style-name="ce7" office:value-type="string">
            <text:p>01.1.1.02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BANCOS CONTA MOVIMENTO</text:p>
          </table:table-cell>
          <table:covered-table-cell table:style-name="ceb" table:number-columns-repeated="7"/>
          <table:table-cell table:style-name="ce10" office:value-type="string">
            <text:p>934.074,91</text:p>
          </table:table-cell>
        </table:table-row>
        <table:table-row table:style-name="ro0.344">
          <table:table-cell table:style-name="ce14" office:value-type="string">
            <text:p>7</text:p>
          </table:table-cell>
          <table:table-cell table:style-name="ce12" office:value-type="string">
            <text:p>01.1.1.02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Banco do Brasil S/A</text:p>
          </table:table-cell>
          <table:covered-table-cell table:style-name="ceb" table:number-columns-repeated="5"/>
          <table:table-cell table:style-name="ce2" office:value-type="string">
            <text:p>467.073,22</text:p>
          </table:table-cell>
        </table:table-row>
        <table:table-row table:style-name="ro0.344">
          <table:table-cell table:style-name="ce14" office:value-type="string">
            <text:p>9</text:p>
          </table:table-cell>
          <table:table-cell table:style-name="ce12" office:value-type="string">
            <text:p>01.1.1.02.003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Banco Bradesco S/A</text:p>
          </table:table-cell>
          <table:covered-table-cell table:style-name="ceb" table:number-columns-repeated="5"/>
          <table:table-cell table:style-name="ce2" office:value-type="string">
            <text:p>146.618,49</text:p>
          </table:table-cell>
        </table:table-row>
        <table:table-row table:style-name="ro0.344">
          <table:table-cell table:style-name="ce14" office:value-type="string">
            <text:p>621</text:p>
          </table:table-cell>
          <table:table-cell table:style-name="ce12" office:value-type="string">
            <text:p>01.1.1.02.005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Banco Itau S/A</text:p>
          </table:table-cell>
          <table:covered-table-cell table:style-name="ceb" table:number-columns-repeated="5"/>
          <table:table-cell table:style-name="ce2" office:value-type="string">
            <text:p>317.488,50</text:p>
          </table:table-cell>
        </table:table-row>
        <table:table-row table:style-name="ro0.344">
          <table:table-cell table:style-name="ce14" office:value-type="string">
            <text:p>782</text:p>
          </table:table-cell>
          <table:table-cell table:style-name="ce12" office:value-type="string">
            <text:p>01.1.1.02.009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Banco Bradesco - SP</text:p>
          </table:table-cell>
          <table:covered-table-cell table:style-name="ceb" table:number-columns-repeated="5"/>
          <table:table-cell table:style-name="ce2" office:value-type="string">
            <text:p>2.894,70</text:p>
          </table:table-cell>
        </table:table-row>
        <table:table-row table:style-name="ro0.344">
          <table:table-cell table:style-name="ce9" office:value-type="string">
            <text:p>11</text:p>
          </table:table-cell>
          <table:table-cell table:style-name="ce7" office:value-type="string">
            <text:p>01.1.1.03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APLICAÇÕES DE LIQUIDEZ IMEDIATA - FAF</text:p>
          </table:table-cell>
          <table:covered-table-cell table:style-name="ceb" table:number-columns-repeated="7"/>
          <table:table-cell table:style-name="ce10" office:value-type="string">
            <text:p>4.186.829,47</text:p>
          </table:table-cell>
        </table:table-row>
        <table:table-row table:style-name="ro0.344">
          <table:table-cell table:style-name="ce14" office:value-type="string">
            <text:p>12</text:p>
          </table:table-cell>
          <table:table-cell table:style-name="ce12" office:value-type="string">
            <text:p>01.1.1.03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Banco do Brasil</text:p>
          </table:table-cell>
          <table:covered-table-cell table:style-name="ceb" table:number-columns-repeated="5"/>
          <table:table-cell table:style-name="ce2" office:value-type="string">
            <text:p>1.021.098,57</text:p>
          </table:table-cell>
        </table:table-row>
        <table:table-row table:style-name="ro0.344">
          <table:table-cell table:style-name="ce14" office:value-type="string">
            <text:p>640</text:p>
          </table:table-cell>
          <table:table-cell table:style-name="ce12" office:value-type="string">
            <text:p>01.1.1.03.004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Aplicação Bradesco S/A</text:p>
          </table:table-cell>
          <table:covered-table-cell table:style-name="ceb" table:number-columns-repeated="5"/>
          <table:table-cell table:style-name="ce2" office:value-type="string">
            <text:p>571.078,33</text:p>
          </table:table-cell>
        </table:table-row>
        <table:table-row table:style-name="ro0.344">
          <table:table-cell table:style-name="ce14" office:value-type="string">
            <text:p>878</text:p>
          </table:table-cell>
          <table:table-cell table:style-name="ce12" office:value-type="string">
            <text:p>01.1.1.03.016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Banco Safra</text:p>
          </table:table-cell>
          <table:covered-table-cell table:style-name="ceb" table:number-columns-repeated="5"/>
          <table:table-cell table:style-name="ce2" office:value-type="string">
            <text:p>2.078.604,52</text:p>
          </table:table-cell>
        </table:table-row>
        <table:table-row table:style-name="ro0.344">
          <table:table-cell table:style-name="ce14" office:value-type="string">
            <text:p>2757</text:p>
          </table:table-cell>
          <table:table-cell table:style-name="ce12" office:value-type="string">
            <text:p>01.1.1.03.145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Banco Safra Poupança Plus</text:p>
          </table:table-cell>
          <table:covered-table-cell table:style-name="ceb" table:number-columns-repeated="5"/>
          <table:table-cell table:style-name="ce2" office:value-type="string">
            <text:p>159.390,12</text:p>
          </table:table-cell>
        </table:table-row>
        <table:table-row table:style-name="ro0.344">
          <table:table-cell table:style-name="ce14" office:value-type="string">
            <text:p>2836</text:p>
          </table:table-cell>
          <table:table-cell table:style-name="ce12" office:value-type="string">
            <text:p>01.1.1.03.150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Bando Itaú Trust</text:p>
          </table:table-cell>
          <table:covered-table-cell table:style-name="ceb" table:number-columns-repeated="5"/>
          <table:table-cell table:style-name="ce2" office:value-type="string">
            <text:p>356.657,93</text:p>
          </table:table-cell>
        </table:table-row>
        <table:table-row table:style-name="ro0.344">
          <table:table-cell table:style-name="ce9" office:value-type="string">
            <text:p>14</text:p>
          </table:table-cell>
          <table:table-cell table:style-name="ce7" office:value-type="string">
            <text:p>01.1.2</text:p>
          </table:table-cell>
          <table:table-cell table:style-name="ce11" table:number-columns-spanned="2" table:number-rows-spanned="1"/>
          <table:covered-table-cell table:style-name="ceb"/>
          <table:table-cell table:style-name="ce8" table:number-columns-spanned="9" table:number-rows-spanned="1" office:value-type="string">
            <text:p>DIREITOS REALIZÁVEIS A CURTO PRAZO</text:p>
          </table:table-cell>
          <table:covered-table-cell table:style-name="ceb" table:number-columns-repeated="8"/>
          <table:table-cell table:style-name="ce10" office:value-type="string">
            <text:p>34.358.322,10</text:p>
          </table:table-cell>
        </table:table-row>
        <table:table-row table:style-name="ro0.344">
          <table:table-cell table:style-name="ce9" office:value-type="string">
            <text:p>17</text:p>
          </table:table-cell>
          <table:table-cell table:style-name="ce7" office:value-type="string">
            <text:p>01.1.2.02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CLIENTES NACIONAIS</text:p>
          </table:table-cell>
          <table:covered-table-cell table:style-name="ceb" table:number-columns-repeated="7"/>
          <table:table-cell table:style-name="ce10" office:value-type="string">
            <text:p>7.221.185,30</text:p>
          </table:table-cell>
        </table:table-row>
        <table:table-row table:style-name="ro0.344">
          <table:table-cell table:style-name="ce14" office:value-type="string">
            <text:p>18</text:p>
          </table:table-cell>
          <table:table-cell table:style-name="ce12" office:value-type="string">
            <text:p>01.1.2.02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Clientes Diversos</text:p>
          </table:table-cell>
          <table:covered-table-cell table:style-name="ceb" table:number-columns-repeated="5"/>
          <table:table-cell table:style-name="ce2" office:value-type="string">
            <text:p>7.221.185,30</text:p>
          </table:table-cell>
        </table:table-row>
        <table:table-row table:style-name="ro0.344">
          <table:table-cell table:style-name="ce9" office:value-type="string">
            <text:p>32</text:p>
          </table:table-cell>
          <table:table-cell table:style-name="ce7" office:value-type="string">
            <text:p>01.1.2.08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ADIANTAMENTOS</text:p>
          </table:table-cell>
          <table:covered-table-cell table:style-name="ceb" table:number-columns-repeated="7"/>
          <table:table-cell table:style-name="ce10" office:value-type="string">
            <text:p>8.656.204,46</text:p>
          </table:table-cell>
        </table:table-row>
        <table:table-row table:style-name="ro0.344">
          <table:table-cell table:style-name="ce14" office:value-type="string">
            <text:p>33</text:p>
          </table:table-cell>
          <table:table-cell table:style-name="ce12" office:value-type="string">
            <text:p>01.1.2.08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Adiantamentos de salários a empregados</text:p>
          </table:table-cell>
          <table:covered-table-cell table:style-name="ceb" table:number-columns-repeated="5"/>
          <table:table-cell table:style-name="ce2" office:value-type="string">
            <text:p>(53,58)</text:p>
          </table:table-cell>
        </table:table-row>
        <table:table-row table:style-name="ro0.344">
          <table:table-cell table:style-name="ce14" office:value-type="string">
            <text:p>34</text:p>
          </table:table-cell>
          <table:table-cell table:style-name="ce12" office:value-type="string">
            <text:p>01.1.2.08.002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Adiantamentos de pró-labore a diretores</text:p>
          </table:table-cell>
          <table:covered-table-cell table:style-name="ceb" table:number-columns-repeated="5"/>
          <table:table-cell table:style-name="ce2" office:value-type="string">
            <text:p>(1,31)</text:p>
          </table:table-cell>
        </table:table-row>
        <table:table-row table:style-name="ro0.344">
          <table:table-cell table:style-name="ce14" office:value-type="string">
            <text:p>37</text:p>
          </table:table-cell>
          <table:table-cell table:style-name="ce12" office:value-type="string">
            <text:p>01.1.2.08.005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Adiantamentos a fornecedores</text:p>
          </table:table-cell>
          <table:covered-table-cell table:style-name="ceb" table:number-columns-repeated="5"/>
          <table:table-cell table:style-name="ce2" office:value-type="string">
            <text:p>13.289,57</text:p>
          </table:table-cell>
        </table:table-row>
        <table:table-row table:style-name="ro0.344">
          <table:table-cell table:style-name="ce14" office:value-type="string">
            <text:p>38</text:p>
          </table:table-cell>
          <table:table-cell table:style-name="ce12" office:value-type="string">
            <text:p>01.1.2.08.006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Adiantamentos 13º Salário</text:p>
          </table:table-cell>
          <table:covered-table-cell table:style-name="ceb" table:number-columns-repeated="5"/>
          <table:table-cell table:style-name="ce2" office:value-type="string">
            <text:p>(739,41)</text:p>
          </table:table-cell>
        </table:table-row>
        <table:table-row table:style-name="ro0.344">
          <table:table-cell table:style-name="ce14" office:value-type="string">
            <text:p>39</text:p>
          </table:table-cell>
          <table:table-cell table:style-name="ce12" office:value-type="string">
            <text:p>01.1.2.08.007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Adiantamentos Férias</text:p>
          </table:table-cell>
          <table:covered-table-cell table:style-name="ceb" table:number-columns-repeated="5"/>
          <table:table-cell table:style-name="ce2" office:value-type="string">
            <text:p>36.504,82</text:p>
          </table:table-cell>
        </table:table-row>
        <table:table-row table:style-name="ro0.344">
          <table:table-cell table:style-name="ce14" office:value-type="string">
            <text:p>624</text:p>
          </table:table-cell>
          <table:table-cell table:style-name="ce12" office:value-type="string">
            <text:p>01.1.2.08.008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Adiantamentos p/ Futura Dis. de Lucro</text:p>
          </table:table-cell>
          <table:covered-table-cell table:style-name="ceb" table:number-columns-repeated="5"/>
          <table:table-cell table:style-name="ce2" office:value-type="string">
            <text:p>6.958.511,26</text:p>
          </table:table-cell>
        </table:table-row>
        <table:table-row table:style-name="ro0.344">
          <table:table-cell table:style-name="ce14" office:value-type="string">
            <text:p>881</text:p>
          </table:table-cell>
          <table:table-cell table:style-name="ce12" office:value-type="string">
            <text:p>01.1.2.08.014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Adiantamentos de Importações</text:p>
          </table:table-cell>
          <table:covered-table-cell table:style-name="ceb" table:number-columns-repeated="5"/>
          <table:table-cell table:style-name="ce2" office:value-type="string">
            <text:p>1.648.693,11</text:p>
          </table:table-cell>
        </table:table-row>
        <table:table-row table:style-name="ro0.344">
          <table:table-cell table:style-name="ce9" office:value-type="string">
            <text:p>40</text:p>
          </table:table-cell>
          <table:table-cell table:style-name="ce7" office:value-type="string">
            <text:p>01.1.2.09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TRIBUTOS E CONTRIBUIÇÕES A COMPENSAR</text:p>
          </table:table-cell>
          <table:covered-table-cell table:style-name="ceb" table:number-columns-repeated="7"/>
          <table:table-cell table:style-name="ce10" office:value-type="string">
            <text:p>6.386.908,01</text:p>
          </table:table-cell>
        </table:table-row>
        <table:table-row table:style-name="ro0.344">
          <table:table-cell table:style-name="ce14" office:value-type="string">
            <text:p>41</text:p>
          </table:table-cell>
          <table:table-cell table:style-name="ce12" office:value-type="string">
            <text:p>01.1.2.09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ICMS a Recuperar</text:p>
          </table:table-cell>
          <table:covered-table-cell table:style-name="ceb" table:number-columns-repeated="5"/>
          <table:table-cell table:style-name="ce2" office:value-type="string">
            <text:p>2.882.931,28</text:p>
          </table:table-cell>
        </table:table-row>
        <table:table-row table:style-name="ro0.344">
          <table:table-cell table:style-name="ce14" office:value-type="string">
            <text:p>42</text:p>
          </table:table-cell>
          <table:table-cell table:style-name="ce12" office:value-type="string">
            <text:p>01.1.2.09.002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IPI a Recuperar</text:p>
          </table:table-cell>
          <table:covered-table-cell table:style-name="ceb" table:number-columns-repeated="5"/>
          <table:table-cell table:style-name="ce2" office:value-type="string">
            <text:p>170.318,83</text:p>
          </table:table-cell>
        </table:table-row>
        <table:table-row table:style-name="ro0.344">
          <table:table-cell table:style-name="ce14" office:value-type="string">
            <text:p>43</text:p>
          </table:table-cell>
          <table:table-cell table:style-name="ce12" office:value-type="string">
            <text:p>01.1.2.09.003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IRRF a Recuperar</text:p>
          </table:table-cell>
          <table:covered-table-cell table:style-name="ceb" table:number-columns-repeated="5"/>
          <table:table-cell table:style-name="ce2" office:value-type="string">
            <text:p>14.446,51</text:p>
          </table:table-cell>
        </table:table-row>
        <table:table-row table:style-name="ro0.344">
          <table:table-cell table:style-name="ce14" office:value-type="string">
            <text:p>50</text:p>
          </table:table-cell>
          <table:table-cell table:style-name="ce12" office:value-type="string">
            <text:p>01.1.2.09.010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ICMS Bens Ativo a Recuperar</text:p>
          </table:table-cell>
          <table:covered-table-cell table:style-name="ceb" table:number-columns-repeated="5"/>
          <table:table-cell table:style-name="ce2" office:value-type="string">
            <text:p>3.296.001,57</text:p>
          </table:table-cell>
        </table:table-row>
        <table:table-row table:style-name="ro0.344">
          <table:table-cell table:style-name="ce14" office:value-type="string">
            <text:p>889</text:p>
          </table:table-cell>
          <table:table-cell table:style-name="ce12" office:value-type="string">
            <text:p>01.1.2.09.020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ICMS TTD 409</text:p>
          </table:table-cell>
          <table:covered-table-cell table:style-name="ceb" table:number-columns-repeated="5"/>
          <table:table-cell table:style-name="ce2" office:value-type="string">
            <text:p>9.544,51</text:p>
          </table:table-cell>
        </table:table-row>
        <table:table-row table:style-name="ro0.344">
          <table:table-cell table:style-name="ce14" office:value-type="string">
            <text:p>890</text:p>
          </table:table-cell>
          <table:table-cell table:style-name="ce12" office:value-type="string">
            <text:p>01.1.2.09.02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Impostos Indevidos</text:p>
          </table:table-cell>
          <table:covered-table-cell table:style-name="ceb" table:number-columns-repeated="5"/>
          <table:table-cell table:style-name="ce2" office:value-type="string">
            <text:p>0,09</text:p>
          </table:table-cell>
        </table:table-row>
        <table:table-row table:style-name="ro0.344">
          <table:table-cell table:style-name="ce14" office:value-type="string">
            <text:p>1987</text:p>
          </table:table-cell>
          <table:table-cell table:style-name="ce12" office:value-type="string">
            <text:p>01.1.2.09.040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IRRF S/ Aplicações Financeiras</text:p>
          </table:table-cell>
          <table:covered-table-cell table:style-name="ceb" table:number-columns-repeated="5"/>
          <table:table-cell table:style-name="ce2" office:value-type="string">
            <text:p>13.665,22</text:p>
          </table:table-cell>
        </table:table-row>
        <table:table-row table:style-name="ro0.344">
          <table:table-cell table:style-name="ce9" office:value-type="string">
            <text:p>54</text:p>
          </table:table-cell>
          <table:table-cell table:style-name="ce7" office:value-type="string">
            <text:p>01.1.2.11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ESTOQUES</text:p>
          </table:table-cell>
          <table:covered-table-cell table:style-name="ceb" table:number-columns-repeated="7"/>
          <table:table-cell table:style-name="ce10" office:value-type="string">
            <text:p>12.094.024,33</text:p>
          </table:table-cell>
        </table:table-row>
        <table:table-row table:style-name="ro0.344">
          <table:table-cell table:style-name="ce14" office:value-type="string">
            <text:p>55</text:p>
          </table:table-cell>
          <table:table-cell table:style-name="ce12" office:value-type="string">
            <text:p>01.1.2.11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Estoque de Mercadoria Para Revenda</text:p>
          </table:table-cell>
          <table:covered-table-cell table:style-name="ceb" table:number-columns-repeated="5"/>
          <table:table-cell table:style-name="ce2" office:value-type="string">
            <text:p>1.146.752,29</text:p>
          </table:table-cell>
        </table:table-row>
        <table:table-row table:style-name="ro0.344">
          <table:table-cell table:style-name="ce14" office:value-type="string">
            <text:p>56</text:p>
          </table:table-cell>
          <table:table-cell table:style-name="ce12" office:value-type="string">
            <text:p>01.1.2.11.002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Estoque de Matéria-Prima</text:p>
          </table:table-cell>
          <table:covered-table-cell table:style-name="ceb" table:number-columns-repeated="5"/>
          <table:table-cell table:style-name="ce2" office:value-type="string">
            <text:p>2.322.260,83</text:p>
          </table:table-cell>
        </table:table-row>
        <table:table-row table:style-name="ro0.344">
          <table:table-cell table:style-name="ce14" office:value-type="string">
            <text:p>59</text:p>
          </table:table-cell>
          <table:table-cell table:style-name="ce12" office:value-type="string">
            <text:p>01.1.2.11.005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Estoque de Produtos Acabados</text:p>
          </table:table-cell>
          <table:covered-table-cell table:style-name="ceb" table:number-columns-repeated="5"/>
          <table:table-cell table:style-name="ce2" office:value-type="string">
            <text:p>213.981,09</text:p>
          </table:table-cell>
        </table:table-row>
        <table:table-row table:style-name="ro0.344">
          <table:table-cell table:style-name="ce14" office:value-type="string">
            <text:p>700</text:p>
          </table:table-cell>
          <table:table-cell table:style-name="ce12" office:value-type="string">
            <text:p>01.1.2.11.006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Estoque de Terceiros</text:p>
          </table:table-cell>
          <table:covered-table-cell table:style-name="ceb" table:number-columns-repeated="5"/>
          <table:table-cell table:style-name="ce2" office:value-type="string">
            <text:p>8.101.247,52</text:p>
          </table:table-cell>
        </table:table-row>
        <table:table-row table:style-name="ro0.344">
          <table:table-cell table:style-name="ce14" office:value-type="string">
            <text:p>897</text:p>
          </table:table-cell>
          <table:table-cell table:style-name="ce12" office:value-type="string">
            <text:p>01.1.2.11.009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Materiais de Acondicionamento e Embalagem</text:p>
          </table:table-cell>
          <table:covered-table-cell table:style-name="ceb" table:number-columns-repeated="5"/>
          <table:table-cell table:style-name="ce2" office:value-type="string">
            <text:p>275.892,08</text:p>
          </table:table-cell>
        </table:table-row>
        <table:table-row table:style-name="ro0.344">
          <table:table-cell table:style-name="ce14" office:value-type="string">
            <text:p>903</text:p>
          </table:table-cell>
          <table:table-cell table:style-name="ce12" office:value-type="string">
            <text:p>01.1.2.11.010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Imobilizado (Compensação)</text:p>
          </table:table-cell>
          <table:covered-table-cell table:style-name="ceb" table:number-columns-repeated="5"/>
          <table:table-cell table:style-name="ce2" office:value-type="string">
            <text:p>33.890,52</text:p>
          </table:table-cell>
        </table:table-row>
        <table:table-row table:style-name="ro0.344">
          <table:table-cell table:style-name="ce9" office:value-type="string">
            <text:p>68</text:p>
          </table:table-cell>
          <table:table-cell table:style-name="ce7" office:value-type="string">
            <text:p>01.1.3</text:p>
          </table:table-cell>
          <table:table-cell table:style-name="ce11" table:number-columns-spanned="2" table:number-rows-spanned="1"/>
          <table:covered-table-cell table:style-name="ceb"/>
          <table:table-cell table:style-name="ce8" table:number-columns-spanned="9" table:number-rows-spanned="1" office:value-type="string">
            <text:p>DESPESAS DO EXERCÍCIO SEGUINTE</text:p>
          </table:table-cell>
          <table:covered-table-cell table:style-name="ceb" table:number-columns-repeated="8"/>
          <table:table-cell table:style-name="ce10" office:value-type="string">
            <text:p>231.269,19</text:p>
          </table:table-cell>
        </table:table-row>
        <table:table-row table:style-name="ro0.344">
          <table:table-cell table:style-name="ce9" office:value-type="string">
            <text:p>69</text:p>
          </table:table-cell>
          <table:table-cell table:style-name="ce7" office:value-type="string">
            <text:p>01.1.3.01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SEGUROS A APROPRIAR</text:p>
          </table:table-cell>
          <table:covered-table-cell table:style-name="ceb" table:number-columns-repeated="7"/>
          <table:table-cell table:style-name="ce10" office:value-type="string">
            <text:p>352.485,47</text:p>
          </table:table-cell>
        </table:table-row>
        <table:table-row table:style-name="ro0.344">
          <table:table-cell table:style-name="ce14" office:value-type="string">
            <text:p>786</text:p>
          </table:table-cell>
          <table:table-cell table:style-name="ce12" office:value-type="string">
            <text:p>01.1.3.01.004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Seguros a Apropriar</text:p>
          </table:table-cell>
          <table:covered-table-cell table:style-name="ceb" table:number-columns-repeated="5"/>
          <table:table-cell table:style-name="ce2" office:value-type="string">
            <text:p>352.485,47</text:p>
          </table:table-cell>
        </table:table-row>
        <table:table-row table:style-name="ro0.344">
          <table:table-cell table:style-name="ce9" office:value-type="string">
            <text:p>739</text:p>
          </table:table-cell>
          <table:table-cell table:style-name="ce7" office:value-type="string">
            <text:p>01.1.3.04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OUTROS CREDITOS</text:p>
          </table:table-cell>
          <table:covered-table-cell table:style-name="ceb" table:number-columns-repeated="7"/>
          <table:table-cell table:style-name="ce10" office:value-type="string">
            <text:p>(121.216,28)</text:p>
          </table:table-cell>
        </table:table-row>
        <table:table-row table:style-name="ro0.344">
          <table:table-cell table:style-name="ce14" office:value-type="string">
            <text:p>2469</text:p>
          </table:table-cell>
          <table:table-cell table:style-name="ce12" office:value-type="string">
            <text:p>01.1.3.04.013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(-) Receitas Financeiras a Apropriar</text:p>
          </table:table-cell>
          <table:covered-table-cell table:style-name="ceb" table:number-columns-repeated="5"/>
          <table:table-cell table:style-name="ce2" office:value-type="string">
            <text:p>(121.216,28)</text:p>
          </table:table-cell>
        </table:table-row>
        <table:table-row table:style-name="ro0.344">
          <table:table-cell table:style-name="ce9" office:value-type="string">
            <text:p>78</text:p>
          </table:table-cell>
          <table:table-cell table:style-name="ce7" office:value-type="string">
            <text:p>01.2</text:p>
          </table:table-cell>
          <table:table-cell table:style-name="ce11"/>
          <table:table-cell table:style-name="ce8" table:number-columns-spanned="10" table:number-rows-spanned="1" office:value-type="string">
            <text:p>ATIVO NÃO CIRCULANTE</text:p>
          </table:table-cell>
          <table:covered-table-cell table:style-name="ceb" table:number-columns-repeated="9"/>
          <table:table-cell table:style-name="ce10" office:value-type="string">
            <text:p>42.189.998,89</text:p>
          </table:table-cell>
        </table:table-row>
        <table:table-row table:style-name="ro0.344">
          <table:table-cell table:style-name="ce9" office:value-type="string">
            <text:p>79</text:p>
          </table:table-cell>
          <table:table-cell table:style-name="ce7" office:value-type="string">
            <text:p>01.2.1</text:p>
          </table:table-cell>
          <table:table-cell table:style-name="ce11" table:number-columns-spanned="2" table:number-rows-spanned="1"/>
          <table:covered-table-cell table:style-name="ceb"/>
          <table:table-cell table:style-name="ce8" table:number-columns-spanned="9" table:number-rows-spanned="1" office:value-type="string">
            <text:p>ATIVO REALIZÁVEL A LONGO PRAZO</text:p>
          </table:table-cell>
          <table:covered-table-cell table:style-name="ceb" table:number-columns-repeated="8"/>
          <table:table-cell table:style-name="ce10" office:value-type="string">
            <text:p>3.932,00</text:p>
          </table:table-cell>
        </table:table-row>
        <table:table-row table:style-name="ro0.344">
          <table:table-cell table:style-name="ce9" office:value-type="string">
            <text:p>813</text:p>
          </table:table-cell>
          <table:table-cell table:style-name="ce7" office:value-type="string">
            <text:p>01.2.1.06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CRÉDITOS E VALORES</text:p>
          </table:table-cell>
          <table:covered-table-cell table:style-name="ceb" table:number-columns-repeated="7"/>
          <table:table-cell table:style-name="ce10" office:value-type="string">
            <text:p>3.932,00</text:p>
          </table:table-cell>
        </table:table-row>
        <table:table-row table:style-name="ro0.344">
          <table:table-cell table:style-name="ce14" office:value-type="string">
            <text:p>896</text:p>
          </table:table-cell>
          <table:table-cell table:style-name="ce12" office:value-type="string">
            <text:p>01.2.1.06.002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Bloqueio Deposito Judicial</text:p>
          </table:table-cell>
          <table:covered-table-cell table:style-name="ceb" table:number-columns-repeated="5"/>
          <table:table-cell table:style-name="ce2" office:value-type="string">
            <text:p>3.932,00</text:p>
          </table:table-cell>
        </table:table-row>
        <table:table-row table:style-name="ro0.344">
          <table:table-cell table:style-name="ce9" office:value-type="string">
            <text:p>93</text:p>
          </table:table-cell>
          <table:table-cell table:style-name="ce7" office:value-type="string">
            <text:p>01.2.2</text:p>
          </table:table-cell>
          <table:table-cell table:style-name="ce11" table:number-columns-spanned="2" table:number-rows-spanned="1"/>
          <table:covered-table-cell table:style-name="ceb"/>
          <table:table-cell table:style-name="ce8" table:number-columns-spanned="9" table:number-rows-spanned="1" office:value-type="string">
            <text:p>INVESTIMENTOS</text:p>
          </table:table-cell>
          <table:covered-table-cell table:style-name="ceb" table:number-columns-repeated="8"/>
          <table:table-cell table:style-name="ce10" office:value-type="string">
            <text:p>4.998,54</text:p>
          </table:table-cell>
        </table:table-row>
        <table:table-row table:style-name="ro0.344">
          <table:table-cell table:style-name="ce9" office:value-type="string">
            <text:p>647</text:p>
          </table:table-cell>
          <table:table-cell table:style-name="ce7" office:value-type="string">
            <text:p>01.2.2.02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INVESTIMENTOS EM PARTICIPAÇÕES</text:p>
          </table:table-cell>
          <table:covered-table-cell table:style-name="ceb" table:number-columns-repeated="7"/>
          <table:table-cell table:style-name="ce10" office:value-type="string">
            <text:p>4.998,54</text:p>
          </table:table-cell>
        </table:table-row>
        <table:table-row table:style-name="ro0.344">
          <table:table-cell table:style-name="ce14" office:value-type="string">
            <text:p>907</text:p>
          </table:table-cell>
          <table:table-cell table:style-name="ce12" office:value-type="string">
            <text:p>01.2.2.02.004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Obrigações Eletrobras</text:p>
          </table:table-cell>
          <table:covered-table-cell table:style-name="ceb" table:number-columns-repeated="5"/>
          <table:table-cell table:style-name="ce2" office:value-type="string">
            <text:p>4.998,54</text:p>
          </table:table-cell>
        </table:table-row>
        <table:table-row table:style-name="ro0.344">
          <table:table-cell table:style-name="ce9" office:value-type="string">
            <text:p>96</text:p>
          </table:table-cell>
          <table:table-cell table:style-name="ce7" office:value-type="string">
            <text:p>01.2.3</text:p>
          </table:table-cell>
          <table:table-cell table:style-name="ce11" table:number-columns-spanned="2" table:number-rows-spanned="1"/>
          <table:covered-table-cell table:style-name="ceb"/>
          <table:table-cell table:style-name="ce8" table:number-columns-spanned="9" table:number-rows-spanned="1" office:value-type="string">
            <text:p>IMOBILIZADO</text:p>
          </table:table-cell>
          <table:covered-table-cell table:style-name="ceb" table:number-columns-repeated="8"/>
          <table:table-cell table:style-name="ce10" office:value-type="string">
            <text:p>42.181.068,35</text:p>
          </table:table-cell>
        </table:table-row>
        <table:table-row table:style-name="ro0.344">
          <table:table-cell table:style-name="ce9" office:value-type="string">
            <text:p>97</text:p>
          </table:table-cell>
          <table:table-cell table:style-name="ce7" office:value-type="string">
            <text:p>01.2.3.01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BENS E DIREITOS EM USO</text:p>
          </table:table-cell>
          <table:covered-table-cell table:style-name="ceb" table:number-columns-repeated="7"/>
          <table:table-cell table:style-name="ce10" office:value-type="string">
            <text:p>73.603.438,98</text:p>
          </table:table-cell>
        </table:table-row>
        <table:table-row table:style-name="ro0.344">
          <table:table-cell table:style-name="ce14" office:value-type="string">
            <text:p>98</text:p>
          </table:table-cell>
          <table:table-cell table:style-name="ce12" office:value-type="string">
            <text:p>01.2.3.01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Máquinas e Equipamentos</text:p>
          </table:table-cell>
          <table:covered-table-cell table:style-name="ceb" table:number-columns-repeated="5"/>
          <table:table-cell table:style-name="ce2" office:value-type="string">
            <text:p>68.491.123,12</text:p>
          </table:table-cell>
        </table:table-row>
        <table:table-row table:style-name="ro0.344">
          <table:table-cell table:style-name="ce14" office:value-type="string">
            <text:p>99</text:p>
          </table:table-cell>
          <table:table-cell table:style-name="ce12" office:value-type="string">
            <text:p>01.2.3.01.002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Móveis e Utensílios</text:p>
          </table:table-cell>
          <table:covered-table-cell table:style-name="ceb" table:number-columns-repeated="5"/>
          <table:table-cell table:style-name="ce2" office:value-type="string">
            <text:p>137.152,55</text:p>
          </table:table-cell>
        </table:table-row>
        <table:table-row table:style-name="ro0.344">
          <table:table-cell table:style-name="ce14" office:value-type="string">
            <text:p>100</text:p>
          </table:table-cell>
          <table:table-cell table:style-name="ce12" office:value-type="string">
            <text:p>01.2.3.01.003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Ferramentas</text:p>
          </table:table-cell>
          <table:covered-table-cell table:style-name="ceb" table:number-columns-repeated="5"/>
          <table:table-cell table:style-name="ce2" office:value-type="string">
            <text:p>11.209,14</text:p>
          </table:table-cell>
        </table:table-row>
        <table:table-row table:style-name="ro0.344">
          <table:table-cell table:style-name="ce14" office:value-type="string">
            <text:p>102</text:p>
          </table:table-cell>
          <table:table-cell table:style-name="ce12" office:value-type="string">
            <text:p>01.2.3.01.005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Veículos</text:p>
          </table:table-cell>
          <table:covered-table-cell table:style-name="ceb" table:number-columns-repeated="5"/>
          <table:table-cell table:style-name="ce2" office:value-type="string">
            <text:p>1.270.022,00</text:p>
          </table:table-cell>
        </table:table-row>
        <table:table-row table:style-name="ro0.344">
          <table:table-cell table:style-name="ce14" office:value-type="string">
            <text:p>103</text:p>
          </table:table-cell>
          <table:table-cell table:style-name="ce12" office:value-type="string">
            <text:p>01.2.3.01.006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Computadores e periféricos</text:p>
          </table:table-cell>
          <table:covered-table-cell table:style-name="ceb" table:number-columns-repeated="5"/>
          <table:table-cell table:style-name="ce2" office:value-type="string">
            <text:p>141.593,25</text:p>
          </table:table-cell>
        </table:table-row>
        <table:table-row table:style-name="ro0.344">
          <table:table-cell table:style-name="ce14" office:value-type="string">
            <text:p>109</text:p>
          </table:table-cell>
          <table:table-cell table:style-name="ce12" office:value-type="string">
            <text:p>01.2.3.01.012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Terrenos</text:p>
          </table:table-cell>
          <table:covered-table-cell table:style-name="ceb" table:number-columns-repeated="5"/>
          <table:table-cell table:style-name="ce2" office:value-type="string">
            <text:p>1.977.768,81</text:p>
          </table:table-cell>
        </table:table-row>
        <table:table-row table:style-name="ro0.344">
          <table:table-cell table:style-name="ce14" office:value-type="string">
            <text:p>775</text:p>
          </table:table-cell>
          <table:table-cell table:style-name="ce12" office:value-type="string">
            <text:p>01.2.3.01.014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Instalações em Geral</text:p>
          </table:table-cell>
          <table:covered-table-cell table:style-name="ceb" table:number-columns-repeated="5"/>
          <table:table-cell table:style-name="ce2" office:value-type="string">
            <text:p>685.040,98</text:p>
          </table:table-cell>
        </table:table-row>
        <table:table-row table:style-name="ro0.344">
          <table:table-cell table:style-name="ce14" office:value-type="string">
            <text:p>812</text:p>
          </table:table-cell>
          <table:table-cell table:style-name="ce12" office:value-type="string">
            <text:p>01.2.3.01.016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Obras Civis</text:p>
          </table:table-cell>
          <table:covered-table-cell table:style-name="ceb" table:number-columns-repeated="5"/>
          <table:table-cell table:style-name="ce2" office:value-type="string">
            <text:p>93.533,93</text:p>
          </table:table-cell>
        </table:table-row>
        <table:table-row table:style-name="ro0.344">
          <table:table-cell table:style-name="ce14" office:value-type="string">
            <text:p>816</text:p>
          </table:table-cell>
          <table:table-cell table:style-name="ce12" office:value-type="string">
            <text:p>01.2.3.01.017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Peças e Conjuntos de Reposição</text:p>
          </table:table-cell>
          <table:covered-table-cell table:style-name="ceb" table:number-columns-repeated="5"/>
          <table:table-cell table:style-name="ce2" office:value-type="string">
            <text:p>20.069,19</text:p>
          </table:table-cell>
        </table:table-row>
        <table:table-row table:style-name="ro0.344">
          <table:table-cell table:style-name="ce14" office:value-type="string">
            <text:p>829</text:p>
          </table:table-cell>
          <table:table-cell table:style-name="ce12" office:value-type="string">
            <text:p>01.2.3.01.018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Terrenos - Reavaliação</text:p>
          </table:table-cell>
          <table:covered-table-cell table:style-name="ceb" table:number-columns-repeated="5"/>
          <table:table-cell table:style-name="ce2" office:value-type="string">
            <text:p>14.485,45</text:p>
          </table:table-cell>
        </table:table-row>
        <table:table-row table:style-name="ro0.344">
          <table:table-cell table:style-name="ce14" office:value-type="string">
            <text:p>834</text:p>
          </table:table-cell>
          <table:table-cell table:style-name="ce12" office:value-type="string">
            <text:p>01.2.3.01.019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Obras Civis - Reavaliação</text:p>
          </table:table-cell>
          <table:covered-table-cell table:style-name="ceb" table:number-columns-repeated="5"/>
          <table:table-cell table:style-name="ce2" office:value-type="string">
            <text:p>489.494,34</text:p>
          </table:table-cell>
        </table:table-row>
        <table:table-row table:style-name="ro0.344">
          <table:table-cell table:style-name="ce14" office:value-type="string">
            <text:p>836</text:p>
          </table:table-cell>
          <table:table-cell table:style-name="ce12" office:value-type="string">
            <text:p>01.2.3.01.020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Galpão</text:p>
          </table:table-cell>
          <table:covered-table-cell table:style-name="ceb" table:number-columns-repeated="5"/>
          <table:table-cell table:style-name="ce2" office:value-type="string">
            <text:p>271.946,22</text:p>
          </table:table-cell>
        </table:table-row>
        <table:table-row table:style-name="ro0.344">
          <table:table-cell table:style-name="ce9" office:value-type="string">
            <text:p>111</text:p>
          </table:table-cell>
          <table:table-cell table:style-name="ce7" office:value-type="string">
            <text:p>01.2.3.02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BENS EM CONSTRUÇÃO</text:p>
          </table:table-cell>
          <table:covered-table-cell table:style-name="ceb" table:number-columns-repeated="7"/>
          <table:table-cell table:style-name="ce10" office:value-type="string">
            <text:p>3.258.356,63</text:p>
          </table:table-cell>
        </table:table-row>
        <table:table-row table:style-name="ro0.344">
          <table:table-cell table:style-name="ce14" office:value-type="string">
            <text:p>112</text:p>
          </table:table-cell>
          <table:table-cell table:style-name="ce12" office:value-type="string">
            <text:p>01.2.3.02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Bens em construção</text:p>
          </table:table-cell>
          <table:covered-table-cell table:style-name="ceb" table:number-columns-repeated="5"/>
          <table:table-cell table:style-name="ce2" office:value-type="string">
            <text:p>3.258.356,63</text:p>
          </table:table-cell>
        </table:table-row>
        <table:table-row table:style-name="ro0.344">
          <table:table-cell table:style-name="ce9" office:value-type="string">
            <text:p>115</text:p>
          </table:table-cell>
          <table:table-cell table:style-name="ce7" office:value-type="string">
            <text:p>01.2.3.05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(-) DEPRECIAÇÃO ACUMULADA</text:p>
          </table:table-cell>
          <table:covered-table-cell table:style-name="ceb" table:number-columns-repeated="7"/>
          <table:table-cell table:style-name="ce10" office:value-type="string">
            <text:p>(34.680.727,26)</text:p>
          </table:table-cell>
        </table:table-row>
        <table:table-row table:style-name="ro0.344">
          <table:table-cell table:style-name="ce14" office:value-type="string">
            <text:p>116</text:p>
          </table:table-cell>
          <table:table-cell table:style-name="ce12" office:value-type="string">
            <text:p>01.2.3.05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(-) Máquinas e equipamentos</text:p>
          </table:table-cell>
          <table:covered-table-cell table:style-name="ceb" table:number-columns-repeated="5"/>
          <table:table-cell table:style-name="ce2" office:value-type="string">
            <text:p>(32.790.360,76)</text:p>
          </table:table-cell>
        </table:table-row>
        <table:table-row table:style-name="ro0.344">
          <table:table-cell table:style-name="ce14" office:value-type="string">
            <text:p>117</text:p>
          </table:table-cell>
          <table:table-cell table:style-name="ce12" office:value-type="string">
            <text:p>01.2.3.05.002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(-) Móveis e Utensílios</text:p>
          </table:table-cell>
          <table:covered-table-cell table:style-name="ceb" table:number-columns-repeated="5"/>
          <table:table-cell table:style-name="ce2" office:value-type="string">
            <text:p>(55.888,99)</text:p>
          </table:table-cell>
        </table:table-row>
        <table:table-row table:style-name="ro0.344">
          <table:table-cell table:style-name="ce14" office:value-type="string">
            <text:p>118</text:p>
          </table:table-cell>
          <table:table-cell table:style-name="ce12" office:value-type="string">
            <text:p>01.2.3.05.003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(-) Ferramentas</text:p>
          </table:table-cell>
          <table:covered-table-cell table:style-name="ceb" table:number-columns-repeated="5"/>
          <table:table-cell table:style-name="ce2" office:value-type="string">
            <text:p>(11.209,14)</text:p>
          </table:table-cell>
        </table:table-row>
        <table:table-row table:style-name="ro0.147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295">
          <table:table-cell table:style-name="ce16" table:number-columns-spanned="10" table:number-rows-spanned="1" office:value-type="string">
            <text:p>MOSIMANN CONTABILIDADE E CONSULTORIA</text:p>
          </table:table-cell>
          <table:covered-table-cell table:style-name="ceb" table:number-columns-repeated="9"/>
          <table:table-cell table:style-name="ce15" table:number-columns-spanned="4" table:number-rows-spanned="1" office:value-type="string">
            <text:p>06/01/2025 10:28 - SCI Ambiente Contábil ÚNICO</text:p>
          </table:table-cell>
          <table:covered-table-cell table:style-name="ceb" table:number-columns-repeated="3"/>
        </table:table-row>
      </table:table>
      <text:p text:style-name="pagebreak"/>
      <table:table table:name="Página 2" table:style-name="PageDef0ta1" table:print="false">
        <table:table-column table:style-name="co0.982"/>
        <table:table-column table:style-name="co1.767"/>
        <table:table-column table:style-name="co0.157"/>
        <table:table-column table:style-name="co0.079"/>
        <table:table-column table:style-name="co0.118"/>
        <table:table-column table:style-name="co0.118"/>
        <table:table-column table:style-name="co0.039"/>
        <table:table-column table:style-name="co5.576"/>
        <table:table-column table:style-name="co0.982"/>
        <table:table-column table:style-name="co1.669"/>
        <table:table-column table:style-name="co0.295"/>
        <table:table-column table:style-name="co4.418"/>
        <table:table-column table:style-name="co0.196"/>
        <table:table-column table:style-name="co2.258"/>
        <table:table-row table:style-name="ro0.491">
          <table:table-cell table:style-name="ce1" table:number-columns-spanned="12" table:number-rows-spanned="1" office:value-type="string">
            <text:p>Balanço patrimonial de 01/01/2023 a 31/12/2024</text:p>
          </table:table-cell>
          <table:covered-table-cell table:style-name="ceb" table:number-columns-repeated="11"/>
          <table:table-cell table:style-name="ce0" table:number-columns-spanned="2" table:number-rows-spanned="1" office:value-type="string">
            <text:p>Página: 2</text:p>
          </table:table-cell>
          <table:covered-table-cell table:style-name="ceb"/>
        </table:table-row>
        <table:table-row table:style-name="ro0.491">
          <table:table-cell table:style-name="ce3" table:number-columns-spanned="11" table:number-rows-spanned="1" office:value-type="string">
            <text:p>Empresa: 56 - FIACAO AGUAS NEGRAS LTDA</text:p>
          </table:table-cell>
          <table:covered-table-cell table:style-name="ceb" table:number-columns-repeated="10"/>
          <table:table-cell table:style-name="ce2" table:number-columns-spanned="3" table:number-rows-spanned="1" office:value-type="string">
            <text:p>Botuverá/SC - CNPJ:80.096.050/0001-53</text:p>
          </table:table-cell>
          <table:covered-table-cell table:style-name="ceb" table:number-columns-repeated="2"/>
        </table:table-row>
        <table:table-row table:style-name="ro0.344">
          <table:table-cell table:style-name="ce5" office:value-type="string">
            <text:p>Código</text:p>
          </table:table-cell>
          <table:table-cell table:style-name="ce4" office:value-type="string">
            <text:p>Classificação</text:p>
          </table:table-cell>
          <table:table-cell table:style-name="ce5" table:number-columns-spanned="11" table:number-rows-spanned="1" office:value-type="string">
            <text:p>Nome</text:p>
          </table:table-cell>
          <table:covered-table-cell table:style-name="ceb" table:number-columns-repeated="10"/>
          <table:table-cell table:style-name="ce6" office:value-type="string">
            <text:p>Saldo atual</text:p>
          </table:table-cell>
        </table:table-row>
        <table:table-row table:style-name="ro0.344">
          <table:table-cell table:style-name="ce14" office:value-type="string">
            <text:p>120</text:p>
          </table:table-cell>
          <table:table-cell table:style-name="ce12" office:value-type="string">
            <text:p>01.2.3.05.005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(-) Veículos</text:p>
          </table:table-cell>
          <table:covered-table-cell table:style-name="ceb" table:number-columns-repeated="5"/>
          <table:table-cell table:style-name="ce2" office:value-type="string">
            <text:p>(749.059,00)</text:p>
          </table:table-cell>
        </table:table-row>
        <table:table-row table:style-name="ro0.344">
          <table:table-cell table:style-name="ce14" office:value-type="string">
            <text:p>121</text:p>
          </table:table-cell>
          <table:table-cell table:style-name="ce12" office:value-type="string">
            <text:p>01.2.3.05.006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(-) Computadores Periféricos</text:p>
          </table:table-cell>
          <table:covered-table-cell table:style-name="ceb" table:number-columns-repeated="5"/>
          <table:table-cell table:style-name="ce2" office:value-type="string">
            <text:p>(105.799,07)</text:p>
          </table:table-cell>
        </table:table-row>
        <table:table-row table:style-name="ro0.344">
          <table:table-cell table:style-name="ce14" office:value-type="string">
            <text:p>821</text:p>
          </table:table-cell>
          <table:table-cell table:style-name="ce12" office:value-type="string">
            <text:p>01.2.3.05.008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(-) Instalações em Geral</text:p>
          </table:table-cell>
          <table:covered-table-cell table:style-name="ceb" table:number-columns-repeated="5"/>
          <table:table-cell table:style-name="ce2" office:value-type="string">
            <text:p>(114.773,05)</text:p>
          </table:table-cell>
        </table:table-row>
        <table:table-row table:style-name="ro0.344">
          <table:table-cell table:style-name="ce14" office:value-type="string">
            <text:p>909</text:p>
          </table:table-cell>
          <table:table-cell table:style-name="ce12" office:value-type="string">
            <text:p>01.2.3.05.009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(-) Edificações e Construções</text:p>
          </table:table-cell>
          <table:covered-table-cell table:style-name="ceb" table:number-columns-repeated="5"/>
          <table:table-cell table:style-name="ce2" office:value-type="string">
            <text:p>(271.946,22)</text:p>
          </table:table-cell>
        </table:table-row>
        <table:table-row table:style-name="ro0.344">
          <table:table-cell table:style-name="ce14" office:value-type="string">
            <text:p>911</text:p>
          </table:table-cell>
          <table:table-cell table:style-name="ce12" office:value-type="string">
            <text:p>01.2.3.05.010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(-) Peças e Conjuntos de Reposição</text:p>
          </table:table-cell>
          <table:covered-table-cell table:style-name="ceb" table:number-columns-repeated="5"/>
          <table:table-cell table:style-name="ce2" office:value-type="string">
            <text:p>(20.069,19)</text:p>
          </table:table-cell>
        </table:table-row>
        <table:table-row table:style-name="ro0.344">
          <table:table-cell table:style-name="ce14" office:value-type="string">
            <text:p>913</text:p>
          </table:table-cell>
          <table:table-cell table:style-name="ce12" office:value-type="string">
            <text:p>01.2.3.05.01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(-) Obras Civis - Reavaliação</text:p>
          </table:table-cell>
          <table:covered-table-cell table:style-name="ceb" table:number-columns-repeated="5"/>
          <table:table-cell table:style-name="ce2" office:value-type="string">
            <text:p>(489.494,34)</text:p>
          </table:table-cell>
        </table:table-row>
        <table:table-row table:style-name="ro0.344">
          <table:table-cell table:style-name="ce14" office:value-type="string">
            <text:p>1346</text:p>
          </table:table-cell>
          <table:table-cell table:style-name="ce12" office:value-type="string">
            <text:p>01.2.3.05.012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(-) Obras Civis</text:p>
          </table:table-cell>
          <table:covered-table-cell table:style-name="ceb" table:number-columns-repeated="5"/>
          <table:table-cell table:style-name="ce2" office:value-type="string">
            <text:p>(72.127,50)</text:p>
          </table:table-cell>
        </table:table-row>
        <table:table-row table:style-name="ro0.344">
          <table:table-cell table:style-name="ce9" office:value-type="string">
            <text:p>123</text:p>
          </table:table-cell>
          <table:table-cell table:style-name="ce7" office:value-type="string">
            <text:p>01.2.4</text:p>
          </table:table-cell>
          <table:table-cell table:style-name="ce11" table:number-columns-spanned="2" table:number-rows-spanned="1"/>
          <table:covered-table-cell table:style-name="ceb"/>
          <table:table-cell table:style-name="ce8" table:number-columns-spanned="9" table:number-rows-spanned="1" office:value-type="string">
            <text:p>ATIVO INTANGÍVEL</text:p>
          </table:table-cell>
          <table:covered-table-cell table:style-name="ceb" table:number-columns-repeated="8"/>
          <table:table-cell table:style-name="ce10" office:value-type="string">
            <text:p>0,00</text:p>
          </table:table-cell>
        </table:table-row>
        <table:table-row table:style-name="ro0.344">
          <table:table-cell table:style-name="ce9" office:value-type="string">
            <text:p>124</text:p>
          </table:table-cell>
          <table:table-cell table:style-name="ce7" office:value-type="string">
            <text:p>01.2.4.01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BENS DE NATUREZA INTANGÍVEL</text:p>
          </table:table-cell>
          <table:covered-table-cell table:style-name="ceb" table:number-columns-repeated="7"/>
          <table:table-cell table:style-name="ce10" office:value-type="string">
            <text:p>11.086,82</text:p>
          </table:table-cell>
        </table:table-row>
        <table:table-row table:style-name="ro0.344">
          <table:table-cell table:style-name="ce14" office:value-type="string">
            <text:p>130</text:p>
          </table:table-cell>
          <table:table-cell table:style-name="ce12" office:value-type="string">
            <text:p>01.2.4.01.006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Softwares ou Programas de Computador</text:p>
          </table:table-cell>
          <table:covered-table-cell table:style-name="ceb" table:number-columns-repeated="5"/>
          <table:table-cell table:style-name="ce2" office:value-type="string">
            <text:p>11.086,82</text:p>
          </table:table-cell>
        </table:table-row>
        <table:table-row table:style-name="ro0.344">
          <table:table-cell table:style-name="ce9" office:value-type="string">
            <text:p>132</text:p>
          </table:table-cell>
          <table:table-cell table:style-name="ce7" office:value-type="string">
            <text:p>01.2.4.02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(-) AMORTIZAÇÃO ACUMULADA</text:p>
          </table:table-cell>
          <table:covered-table-cell table:style-name="ceb" table:number-columns-repeated="7"/>
          <table:table-cell table:style-name="ce10" office:value-type="string">
            <text:p>(11.086,82)</text:p>
          </table:table-cell>
        </table:table-row>
        <table:table-row table:style-name="ro0.344">
          <table:table-cell table:style-name="ce14" office:value-type="string">
            <text:p>138</text:p>
          </table:table-cell>
          <table:table-cell table:style-name="ce12" office:value-type="string">
            <text:p>01.2.4.02.006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(-) Softwares</text:p>
          </table:table-cell>
          <table:covered-table-cell table:style-name="ceb" table:number-columns-repeated="5"/>
          <table:table-cell table:style-name="ce2" office:value-type="string">
            <text:p>(11.086,82)</text:p>
          </table:table-cell>
        </table:table-row>
        <table:table-row table:style-name="ro0.78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344">
          <table:table-cell table:style-name="ce9" office:value-type="string">
            <text:p>144</text:p>
          </table:table-cell>
          <table:table-cell table:style-name="ce7" office:value-type="string">
            <text:p>02</text:p>
          </table:table-cell>
          <table:table-cell table:style-name="ce8" table:number-columns-spanned="11" table:number-rows-spanned="1" office:value-type="string">
            <text:p>PASSIVO</text:p>
          </table:table-cell>
          <table:covered-table-cell table:style-name="ceb" table:number-columns-repeated="10"/>
          <table:table-cell table:style-name="ce10" office:value-type="string">
            <text:p>68.233.112,74</text:p>
          </table:table-cell>
        </table:table-row>
        <table:table-row table:style-name="ro0.344">
          <table:table-cell table:style-name="ce9" office:value-type="string">
            <text:p>145</text:p>
          </table:table-cell>
          <table:table-cell table:style-name="ce7" office:value-type="string">
            <text:p>02.1</text:p>
          </table:table-cell>
          <table:table-cell table:style-name="ce11"/>
          <table:table-cell table:style-name="ce8" table:number-columns-spanned="10" table:number-rows-spanned="1" office:value-type="string">
            <text:p>PASSIVO CIRCULANTE</text:p>
          </table:table-cell>
          <table:covered-table-cell table:style-name="ceb" table:number-columns-repeated="9"/>
          <table:table-cell table:style-name="ce10" office:value-type="string">
            <text:p>43.567.333,57</text:p>
          </table:table-cell>
        </table:table-row>
        <table:table-row table:style-name="ro0.344">
          <table:table-cell table:style-name="ce9" office:value-type="string">
            <text:p>146</text:p>
          </table:table-cell>
          <table:table-cell table:style-name="ce7" office:value-type="string">
            <text:p>02.1.1</text:p>
          </table:table-cell>
          <table:table-cell table:style-name="ce11" table:number-columns-spanned="2" table:number-rows-spanned="1"/>
          <table:covered-table-cell table:style-name="ceb"/>
          <table:table-cell table:style-name="ce8" table:number-columns-spanned="9" table:number-rows-spanned="1" office:value-type="string">
            <text:p>FORNECEDORES</text:p>
          </table:table-cell>
          <table:covered-table-cell table:style-name="ceb" table:number-columns-repeated="8"/>
          <table:table-cell table:style-name="ce10" office:value-type="string">
            <text:p>1.352.727,04</text:p>
          </table:table-cell>
        </table:table-row>
        <table:table-row table:style-name="ro0.344">
          <table:table-cell table:style-name="ce9" office:value-type="string">
            <text:p>149</text:p>
          </table:table-cell>
          <table:table-cell table:style-name="ce7" office:value-type="string">
            <text:p>02.1.1.02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FORNECEDORES</text:p>
          </table:table-cell>
          <table:covered-table-cell table:style-name="ceb" table:number-columns-repeated="7"/>
          <table:table-cell table:style-name="ce10" office:value-type="string">
            <text:p>1.352.727,04</text:p>
          </table:table-cell>
        </table:table-row>
        <table:table-row table:style-name="ro0.344">
          <table:table-cell table:style-name="ce14" office:value-type="string">
            <text:p>150</text:p>
          </table:table-cell>
          <table:table-cell table:style-name="ce12" office:value-type="string">
            <text:p>02.1.1.02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Fornecedores Diversos</text:p>
          </table:table-cell>
          <table:covered-table-cell table:style-name="ceb" table:number-columns-repeated="5"/>
          <table:table-cell table:style-name="ce2" office:value-type="string">
            <text:p>1.352.727,04</text:p>
          </table:table-cell>
        </table:table-row>
        <table:table-row table:style-name="ro0.344">
          <table:table-cell table:style-name="ce9" office:value-type="string">
            <text:p>158</text:p>
          </table:table-cell>
          <table:table-cell table:style-name="ce7" office:value-type="string">
            <text:p>02.1.3</text:p>
          </table:table-cell>
          <table:table-cell table:style-name="ce11" table:number-columns-spanned="2" table:number-rows-spanned="1"/>
          <table:covered-table-cell table:style-name="ceb"/>
          <table:table-cell table:style-name="ce8" table:number-columns-spanned="9" table:number-rows-spanned="1" office:value-type="string">
            <text:p>OBRIGAÇÕES TRABALHISTAS</text:p>
          </table:table-cell>
          <table:covered-table-cell table:style-name="ceb" table:number-columns-repeated="8"/>
          <table:table-cell table:style-name="ce10" office:value-type="string">
            <text:p>2.003.805,57</text:p>
          </table:table-cell>
        </table:table-row>
        <table:table-row table:style-name="ro0.344">
          <table:table-cell table:style-name="ce9" office:value-type="string">
            <text:p>159</text:p>
          </table:table-cell>
          <table:table-cell table:style-name="ce7" office:value-type="string">
            <text:p>02.1.3.01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FOLHA DE PAGAMENTO DE EMPREGADOS</text:p>
          </table:table-cell>
          <table:covered-table-cell table:style-name="ceb" table:number-columns-repeated="7"/>
          <table:table-cell table:style-name="ce10" office:value-type="string">
            <text:p>1.282.185,03</text:p>
          </table:table-cell>
        </table:table-row>
        <table:table-row table:style-name="ro0.344">
          <table:table-cell table:style-name="ce14" office:value-type="string">
            <text:p>160</text:p>
          </table:table-cell>
          <table:table-cell table:style-name="ce12" office:value-type="string">
            <text:p>02.1.3.01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Salários a pagar</text:p>
          </table:table-cell>
          <table:covered-table-cell table:style-name="ceb" table:number-columns-repeated="5"/>
          <table:table-cell table:style-name="ce2" office:value-type="string">
            <text:p>653.541,00</text:p>
          </table:table-cell>
        </table:table-row>
        <table:table-row table:style-name="ro0.344">
          <table:table-cell table:style-name="ce14" office:value-type="string">
            <text:p>161</text:p>
          </table:table-cell>
          <table:table-cell table:style-name="ce12" office:value-type="string">
            <text:p>02.1.3.01.002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Férias a pagar</text:p>
          </table:table-cell>
          <table:covered-table-cell table:style-name="ceb" table:number-columns-repeated="5"/>
          <table:table-cell table:style-name="ce2" office:value-type="string">
            <text:p>292.651,00</text:p>
          </table:table-cell>
        </table:table-row>
        <table:table-row table:style-name="ro0.344">
          <table:table-cell table:style-name="ce14" office:value-type="string">
            <text:p>162</text:p>
          </table:table-cell>
          <table:table-cell table:style-name="ce12" office:value-type="string">
            <text:p>02.1.3.01.003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Rescisões a pagar</text:p>
          </table:table-cell>
          <table:covered-table-cell table:style-name="ceb" table:number-columns-repeated="5"/>
          <table:table-cell table:style-name="ce2" office:value-type="string">
            <text:p>3.375,43</text:p>
          </table:table-cell>
        </table:table-row>
        <table:table-row table:style-name="ro0.344">
          <table:table-cell table:style-name="ce14" office:value-type="string">
            <text:p>163</text:p>
          </table:table-cell>
          <table:table-cell table:style-name="ce12" office:value-type="string">
            <text:p>02.1.3.01.004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13º salário a pagar</text:p>
          </table:table-cell>
          <table:covered-table-cell table:style-name="ceb" table:number-columns-repeated="5"/>
          <table:table-cell table:style-name="ce2" office:value-type="string">
            <text:p>331.488,00</text:p>
          </table:table-cell>
        </table:table-row>
        <table:table-row table:style-name="ro0.344">
          <table:table-cell table:style-name="ce14" office:value-type="string">
            <text:p>165</text:p>
          </table:table-cell>
          <table:table-cell table:style-name="ce12" office:value-type="string">
            <text:p>02.1.3.01.007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Pensão alimentícia</text:p>
          </table:table-cell>
          <table:covered-table-cell table:style-name="ceb" table:number-columns-repeated="5"/>
          <table:table-cell table:style-name="ce2" office:value-type="string">
            <text:p>1.129,60</text:p>
          </table:table-cell>
        </table:table-row>
        <table:table-row table:style-name="ro0.344">
          <table:table-cell table:style-name="ce9" office:value-type="string">
            <text:p>166</text:p>
          </table:table-cell>
          <table:table-cell table:style-name="ce7" office:value-type="string">
            <text:p>02.1.3.02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FOLHA DE PAGAMENTO DE AUTÔNOMOS</text:p>
          </table:table-cell>
          <table:covered-table-cell table:style-name="ceb" table:number-columns-repeated="7"/>
          <table:table-cell table:style-name="ce10" office:value-type="string">
            <text:p>866,00</text:p>
          </table:table-cell>
        </table:table-row>
        <table:table-row table:style-name="ro0.344">
          <table:table-cell table:style-name="ce14" office:value-type="string">
            <text:p>167</text:p>
          </table:table-cell>
          <table:table-cell table:style-name="ce12" office:value-type="string">
            <text:p>02.1.3.02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Rendimentos Autônomos a Pagar</text:p>
          </table:table-cell>
          <table:covered-table-cell table:style-name="ceb" table:number-columns-repeated="5"/>
          <table:table-cell table:style-name="ce2" office:value-type="string">
            <text:p>866,00</text:p>
          </table:table-cell>
        </table:table-row>
        <table:table-row table:style-name="ro0.344">
          <table:table-cell table:style-name="ce9" office:value-type="string">
            <text:p>168</text:p>
          </table:table-cell>
          <table:table-cell table:style-name="ce7" office:value-type="string">
            <text:p>02.1.3.03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FOLHA DE PAGAMENTO DE DIRIGENTES</text:p>
          </table:table-cell>
          <table:covered-table-cell table:style-name="ceb" table:number-columns-repeated="7"/>
          <table:table-cell table:style-name="ce10" office:value-type="string">
            <text:p>32.023,00</text:p>
          </table:table-cell>
        </table:table-row>
        <table:table-row table:style-name="ro0.344">
          <table:table-cell table:style-name="ce14" office:value-type="string">
            <text:p>169</text:p>
          </table:table-cell>
          <table:table-cell table:style-name="ce12" office:value-type="string">
            <text:p>02.1.3.03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Pro-labore a pagar</text:p>
          </table:table-cell>
          <table:covered-table-cell table:style-name="ceb" table:number-columns-repeated="5"/>
          <table:table-cell table:style-name="ce2" office:value-type="string">
            <text:p>32.023,00</text:p>
          </table:table-cell>
        </table:table-row>
        <table:table-row table:style-name="ro0.344">
          <table:table-cell table:style-name="ce9" office:value-type="string">
            <text:p>170</text:p>
          </table:table-cell>
          <table:table-cell table:style-name="ce7" office:value-type="string">
            <text:p>02.1.3.04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ENCARGOS SOCIAIS A PAGAR</text:p>
          </table:table-cell>
          <table:covered-table-cell table:style-name="ceb" table:number-columns-repeated="7"/>
          <table:table-cell table:style-name="ce10" office:value-type="string">
            <text:p>507.030,92</text:p>
          </table:table-cell>
        </table:table-row>
        <table:table-row table:style-name="ro0.344">
          <table:table-cell table:style-name="ce14" office:value-type="string">
            <text:p>171</text:p>
          </table:table-cell>
          <table:table-cell table:style-name="ce12" office:value-type="string">
            <text:p>02.1.3.04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INSS a pagar</text:p>
          </table:table-cell>
          <table:covered-table-cell table:style-name="ceb" table:number-columns-repeated="5"/>
          <table:table-cell table:style-name="ce2" office:value-type="string">
            <text:p>370.521,35</text:p>
          </table:table-cell>
        </table:table-row>
        <table:table-row table:style-name="ro0.344">
          <table:table-cell table:style-name="ce14" office:value-type="string">
            <text:p>172</text:p>
          </table:table-cell>
          <table:table-cell table:style-name="ce12" office:value-type="string">
            <text:p>02.1.3.04.003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FGTS a pagar</text:p>
          </table:table-cell>
          <table:covered-table-cell table:style-name="ceb" table:number-columns-repeated="5"/>
          <table:table-cell table:style-name="ce2" office:value-type="string">
            <text:p>118.046,57</text:p>
          </table:table-cell>
        </table:table-row>
        <table:table-row table:style-name="ro0.344">
          <table:table-cell table:style-name="ce14" office:value-type="string">
            <text:p>173</text:p>
          </table:table-cell>
          <table:table-cell table:style-name="ce12" office:value-type="string">
            <text:p>02.1.3.04.004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Contribuições Sindicais a Pagar</text:p>
          </table:table-cell>
          <table:covered-table-cell table:style-name="ceb" table:number-columns-repeated="5"/>
          <table:table-cell table:style-name="ce2" office:value-type="string">
            <text:p>18.463,00</text:p>
          </table:table-cell>
        </table:table-row>
        <table:table-row table:style-name="ro0.344">
          <table:table-cell table:style-name="ce9" office:value-type="string">
            <text:p>175</text:p>
          </table:table-cell>
          <table:table-cell table:style-name="ce7" office:value-type="string">
            <text:p>02.1.3.05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PROVISÕES DA FOLHA DE PAGAMENTO</text:p>
          </table:table-cell>
          <table:covered-table-cell table:style-name="ceb" table:number-columns-repeated="7"/>
          <table:table-cell table:style-name="ce10" office:value-type="string">
            <text:p>181.700,62</text:p>
          </table:table-cell>
        </table:table-row>
        <table:table-row table:style-name="ro0.344">
          <table:table-cell table:style-name="ce14" office:value-type="string">
            <text:p>176</text:p>
          </table:table-cell>
          <table:table-cell table:style-name="ce12" office:value-type="string">
            <text:p>02.1.3.05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Provisão de 13º salário</text:p>
          </table:table-cell>
          <table:covered-table-cell table:style-name="ceb" table:number-columns-repeated="5"/>
          <table:table-cell table:style-name="ce2" office:value-type="string">
            <text:p>(232.724,77)</text:p>
          </table:table-cell>
        </table:table-row>
        <table:table-row table:style-name="ro0.344">
          <table:table-cell table:style-name="ce14" office:value-type="string">
            <text:p>177</text:p>
          </table:table-cell>
          <table:table-cell table:style-name="ce12" office:value-type="string">
            <text:p>02.1.3.05.002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Provisão de férias</text:p>
          </table:table-cell>
          <table:covered-table-cell table:style-name="ceb" table:number-columns-repeated="5"/>
          <table:table-cell table:style-name="ce2" office:value-type="string">
            <text:p>243.577,96</text:p>
          </table:table-cell>
        </table:table-row>
        <table:table-row table:style-name="ro0.344">
          <table:table-cell table:style-name="ce14" office:value-type="string">
            <text:p>178</text:p>
          </table:table-cell>
          <table:table-cell table:style-name="ce12" office:value-type="string">
            <text:p>02.1.3.05.003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Provisão FGTS 13º</text:p>
          </table:table-cell>
          <table:covered-table-cell table:style-name="ceb" table:number-columns-repeated="5"/>
          <table:table-cell table:style-name="ce2" office:value-type="string">
            <text:p>(3.010,12)</text:p>
          </table:table-cell>
        </table:table-row>
        <table:table-row table:style-name="ro0.344">
          <table:table-cell table:style-name="ce14" office:value-type="string">
            <text:p>179</text:p>
          </table:table-cell>
          <table:table-cell table:style-name="ce12" office:value-type="string">
            <text:p>02.1.3.05.004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Provisão FGTS Férias</text:p>
          </table:table-cell>
          <table:covered-table-cell table:style-name="ceb" table:number-columns-repeated="5"/>
          <table:table-cell table:style-name="ce2" office:value-type="string">
            <text:p>18.310,57</text:p>
          </table:table-cell>
        </table:table-row>
        <table:table-row table:style-name="ro0.344">
          <table:table-cell table:style-name="ce14" office:value-type="string">
            <text:p>180</text:p>
          </table:table-cell>
          <table:table-cell table:style-name="ce12" office:value-type="string">
            <text:p>02.1.3.05.005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Provisão INSS 13º</text:p>
          </table:table-cell>
          <table:covered-table-cell table:style-name="ceb" table:number-columns-repeated="5"/>
          <table:table-cell table:style-name="ce2" office:value-type="string">
            <text:p>(12.075,53)</text:p>
          </table:table-cell>
        </table:table-row>
        <table:table-row table:style-name="ro0.344">
          <table:table-cell table:style-name="ce14" office:value-type="string">
            <text:p>181</text:p>
          </table:table-cell>
          <table:table-cell table:style-name="ce12" office:value-type="string">
            <text:p>02.1.3.05.006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Provisão INSS Férias</text:p>
          </table:table-cell>
          <table:covered-table-cell table:style-name="ceb" table:number-columns-repeated="5"/>
          <table:table-cell table:style-name="ce2" office:value-type="string">
            <text:p>167.622,51</text:p>
          </table:table-cell>
        </table:table-row>
        <table:table-row table:style-name="ro0.344">
          <table:table-cell table:style-name="ce9" office:value-type="string">
            <text:p>182</text:p>
          </table:table-cell>
          <table:table-cell table:style-name="ce7" office:value-type="string">
            <text:p>02.1.4</text:p>
          </table:table-cell>
          <table:table-cell table:style-name="ce11" table:number-columns-spanned="2" table:number-rows-spanned="1"/>
          <table:covered-table-cell table:style-name="ceb"/>
          <table:table-cell table:style-name="ce8" table:number-columns-spanned="9" table:number-rows-spanned="1" office:value-type="string">
            <text:p>OBRIGAÇÕES TRIBUTÁRIAS</text:p>
          </table:table-cell>
          <table:covered-table-cell table:style-name="ceb" table:number-columns-repeated="8"/>
          <table:table-cell table:style-name="ce10" office:value-type="string">
            <text:p>310.800,96</text:p>
          </table:table-cell>
        </table:table-row>
        <table:table-row table:style-name="ro0.344">
          <table:table-cell table:style-name="ce9" office:value-type="string">
            <text:p>183</text:p>
          </table:table-cell>
          <table:table-cell table:style-name="ce7" office:value-type="string">
            <text:p>02.1.4.01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IMPOSTOS RETIDOS A RECOLHER</text:p>
          </table:table-cell>
          <table:covered-table-cell table:style-name="ceb" table:number-columns-repeated="7"/>
          <table:table-cell table:style-name="ce10" office:value-type="string">
            <text:p>99.390,61</text:p>
          </table:table-cell>
        </table:table-row>
        <table:table-row table:style-name="ro0.344">
          <table:table-cell table:style-name="ce14" office:value-type="string">
            <text:p>184</text:p>
          </table:table-cell>
          <table:table-cell table:style-name="ce12" office:value-type="string">
            <text:p>02.1.4.01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IRRF a Recolher - Pessoa Física</text:p>
          </table:table-cell>
          <table:covered-table-cell table:style-name="ceb" table:number-columns-repeated="5"/>
          <table:table-cell table:style-name="ce2" office:value-type="string">
            <text:p>98.175,30</text:p>
          </table:table-cell>
        </table:table-row>
        <table:table-row table:style-name="ro0.344">
          <table:table-cell table:style-name="ce14" office:value-type="string">
            <text:p>185</text:p>
          </table:table-cell>
          <table:table-cell table:style-name="ce12" office:value-type="string">
            <text:p>02.1.4.01.002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IRRF a Recolher - Pessoa Jurídica</text:p>
          </table:table-cell>
          <table:covered-table-cell table:style-name="ceb" table:number-columns-repeated="5"/>
          <table:table-cell table:style-name="ce2" office:value-type="string">
            <text:p>58,25</text:p>
          </table:table-cell>
        </table:table-row>
        <table:table-row table:style-name="ro0.344">
          <table:table-cell table:style-name="ce14" office:value-type="string">
            <text:p>186</text:p>
          </table:table-cell>
          <table:table-cell table:style-name="ce12" office:value-type="string">
            <text:p>02.1.4.01.003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ISS Retido a Recolher</text:p>
          </table:table-cell>
          <table:covered-table-cell table:style-name="ceb" table:number-columns-repeated="5"/>
          <table:table-cell table:style-name="ce2" office:value-type="string">
            <text:p>210,00</text:p>
          </table:table-cell>
        </table:table-row>
        <table:table-row table:style-name="ro0.344">
          <table:table-cell table:style-name="ce14" office:value-type="string">
            <text:p>617</text:p>
          </table:table-cell>
          <table:table-cell table:style-name="ce12" office:value-type="string">
            <text:p>02.1.4.01.006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PIS / COFINS / CS a Recolher</text:p>
          </table:table-cell>
          <table:covered-table-cell table:style-name="ceb" table:number-columns-repeated="5"/>
          <table:table-cell table:style-name="ce2" office:value-type="string">
            <text:p>650,27</text:p>
          </table:table-cell>
        </table:table-row>
        <table:table-row table:style-name="ro0.344">
          <table:table-cell table:style-name="ce14" office:value-type="string">
            <text:p>906</text:p>
          </table:table-cell>
          <table:table-cell table:style-name="ce12" office:value-type="string">
            <text:p>02.1.4.01.010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IRRF a Recolher - S/ Comissões</text:p>
          </table:table-cell>
          <table:covered-table-cell table:style-name="ceb" table:number-columns-repeated="5"/>
          <table:table-cell table:style-name="ce2" office:value-type="string">
            <text:p>296,79</text:p>
          </table:table-cell>
        </table:table-row>
        <table:table-row table:style-name="ro0.344">
          <table:table-cell table:style-name="ce9" office:value-type="string">
            <text:p>194</text:p>
          </table:table-cell>
          <table:table-cell table:style-name="ce7" office:value-type="string">
            <text:p>02.1.4.03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IMPOSTOS E CONTRIBUIÇÕES S/RECEITAS</text:p>
          </table:table-cell>
          <table:covered-table-cell table:style-name="ceb" table:number-columns-repeated="7"/>
          <table:table-cell table:style-name="ce10" office:value-type="string">
            <text:p>211.410,35</text:p>
          </table:table-cell>
        </table:table-row>
        <table:table-row table:style-name="ro0.344">
          <table:table-cell table:style-name="ce14" office:value-type="string">
            <text:p>195</text:p>
          </table:table-cell>
          <table:table-cell table:style-name="ce12" office:value-type="string">
            <text:p>02.1.4.03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ICMS a Pagar</text:p>
          </table:table-cell>
          <table:covered-table-cell table:style-name="ceb" table:number-columns-repeated="5"/>
          <table:table-cell table:style-name="ce2" office:value-type="string">
            <text:p>(7.907,00)</text:p>
          </table:table-cell>
        </table:table-row>
        <table:table-row table:style-name="ro0.344">
          <table:table-cell table:style-name="ce14" office:value-type="string">
            <text:p>196</text:p>
          </table:table-cell>
          <table:table-cell table:style-name="ce12" office:value-type="string">
            <text:p>02.1.4.03.002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COFINS a Pagar</text:p>
          </table:table-cell>
          <table:covered-table-cell table:style-name="ceb" table:number-columns-repeated="5"/>
          <table:table-cell table:style-name="ce2" office:value-type="string">
            <text:p>175.341,77</text:p>
          </table:table-cell>
        </table:table-row>
        <table:table-row table:style-name="ro0.344">
          <table:table-cell table:style-name="ce14" office:value-type="string">
            <text:p>197</text:p>
          </table:table-cell>
          <table:table-cell table:style-name="ce12" office:value-type="string">
            <text:p>02.1.4.03.003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PIS a Pagar</text:p>
          </table:table-cell>
          <table:covered-table-cell table:style-name="ceb" table:number-columns-repeated="5"/>
          <table:table-cell table:style-name="ce2" office:value-type="string">
            <text:p>37.989,98</text:p>
          </table:table-cell>
        </table:table-row>
        <table:table-row table:style-name="ro0.344">
          <table:table-cell table:style-name="ce14" office:value-type="string">
            <text:p>657</text:p>
          </table:table-cell>
          <table:table-cell table:style-name="ce12" office:value-type="string">
            <text:p>02.1.4.03.01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ICMS Fundo Social a pagar</text:p>
          </table:table-cell>
          <table:covered-table-cell table:style-name="ceb" table:number-columns-repeated="5"/>
          <table:table-cell table:style-name="ce2" office:value-type="string">
            <text:p>790,69</text:p>
          </table:table-cell>
        </table:table-row>
        <table:table-row table:style-name="ro0.344">
          <table:table-cell table:style-name="ce14" office:value-type="string">
            <text:p>928</text:p>
          </table:table-cell>
          <table:table-cell table:style-name="ce12" office:value-type="string">
            <text:p>02.1.4.03.025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ICMS TTD 409</text:p>
          </table:table-cell>
          <table:covered-table-cell table:style-name="ceb" table:number-columns-repeated="5"/>
          <table:table-cell table:style-name="ce2" office:value-type="string">
            <text:p>5.139,56</text:p>
          </table:table-cell>
        </table:table-row>
        <table:table-row table:style-name="ro0.344">
          <table:table-cell table:style-name="ce14" office:value-type="string">
            <text:p>930</text:p>
          </table:table-cell>
          <table:table-cell table:style-name="ce12" office:value-type="string">
            <text:p>02.1.4.03.026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Fundo Educação Superior</text:p>
          </table:table-cell>
          <table:covered-table-cell table:style-name="ceb" table:number-columns-repeated="5"/>
          <table:table-cell table:style-name="ce2" office:value-type="string">
            <text:p>55,35</text:p>
          </table:table-cell>
        </table:table-row>
        <table:table-row table:style-name="ro0.344">
          <table:table-cell table:style-name="ce9" office:value-type="string">
            <text:p>204</text:p>
          </table:table-cell>
          <table:table-cell table:style-name="ce7" office:value-type="string">
            <text:p>02.1.5</text:p>
          </table:table-cell>
          <table:table-cell table:style-name="ce11" table:number-columns-spanned="2" table:number-rows-spanned="1"/>
          <table:covered-table-cell table:style-name="ceb"/>
          <table:table-cell table:style-name="ce8" table:number-columns-spanned="9" table:number-rows-spanned="1" office:value-type="string">
            <text:p>CONTAS A PAGAR</text:p>
          </table:table-cell>
          <table:covered-table-cell table:style-name="ceb" table:number-columns-repeated="8"/>
          <table:table-cell table:style-name="ce10" office:value-type="string">
            <text:p>39.900.000,00</text:p>
          </table:table-cell>
        </table:table-row>
        <table:table-row table:style-name="ro0.344">
          <table:table-cell table:style-name="ce9" office:value-type="string">
            <text:p>214</text:p>
          </table:table-cell>
          <table:table-cell table:style-name="ce7" office:value-type="string">
            <text:p>02.1.5.03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OBRIGAÇÕES COM TERCEIROS</text:p>
          </table:table-cell>
          <table:covered-table-cell table:style-name="ceb" table:number-columns-repeated="7"/>
          <table:table-cell table:style-name="ce10" office:value-type="string">
            <text:p>39.900.000,00</text:p>
          </table:table-cell>
        </table:table-row>
        <table:table-row table:style-name="ro0.344">
          <table:table-cell table:style-name="ce14" office:value-type="string">
            <text:p>618</text:p>
          </table:table-cell>
          <table:table-cell table:style-name="ce12" office:value-type="string">
            <text:p>02.1.5.03.003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Lucros a Distribuir</text:p>
          </table:table-cell>
          <table:covered-table-cell table:style-name="ceb" table:number-columns-repeated="5"/>
          <table:table-cell table:style-name="ce2" office:value-type="string">
            <text:p>39.900.000,00</text:p>
          </table:table-cell>
        </table:table-row>
        <table:table-row table:style-name="ro0.344">
          <table:table-cell table:style-name="ce9" office:value-type="string">
            <text:p>220</text:p>
          </table:table-cell>
          <table:table-cell table:style-name="ce7" office:value-type="string">
            <text:p>02.2</text:p>
          </table:table-cell>
          <table:table-cell table:style-name="ce11"/>
          <table:table-cell table:style-name="ce8" table:number-columns-spanned="10" table:number-rows-spanned="1" office:value-type="string">
            <text:p>PASSIVO NÃO CIRCULANTE</text:p>
          </table:table-cell>
          <table:covered-table-cell table:style-name="ceb" table:number-columns-repeated="9"/>
          <table:table-cell table:style-name="ce10" office:value-type="string">
            <text:p>21.111.966,79</text:p>
          </table:table-cell>
        </table:table-row>
        <table:table-row table:style-name="ro0.344">
          <table:table-cell table:style-name="ce9" office:value-type="string">
            <text:p>633</text:p>
          </table:table-cell>
          <table:table-cell table:style-name="ce7" office:value-type="string">
            <text:p>02.2.2</text:p>
          </table:table-cell>
          <table:table-cell table:style-name="ce11" table:number-columns-spanned="2" table:number-rows-spanned="1"/>
          <table:covered-table-cell table:style-name="ceb"/>
          <table:table-cell table:style-name="ce8" table:number-columns-spanned="9" table:number-rows-spanned="1" office:value-type="string">
            <text:p>OBRIGAÇOES DIVERSAS</text:p>
          </table:table-cell>
          <table:covered-table-cell table:style-name="ceb" table:number-columns-repeated="8"/>
          <table:table-cell table:style-name="ce10" office:value-type="string">
            <text:p>12.976.828,75</text:p>
          </table:table-cell>
        </table:table-row>
        <table:table-row table:style-name="ro0.344">
          <table:table-cell table:style-name="ce9" office:value-type="string">
            <text:p>634</text:p>
          </table:table-cell>
          <table:table-cell table:style-name="ce7" office:value-type="string">
            <text:p>02.2.2.01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TITULOS A PAGAR</text:p>
          </table:table-cell>
          <table:covered-table-cell table:style-name="ceb" table:number-columns-repeated="7"/>
          <table:table-cell table:style-name="ce10" office:value-type="string">
            <text:p>3.276.828,75</text:p>
          </table:table-cell>
        </table:table-row>
        <table:table-row table:style-name="ro0.344">
          <table:table-cell table:style-name="ce14" office:value-type="string">
            <text:p>939</text:p>
          </table:table-cell>
          <table:table-cell table:style-name="ce12" office:value-type="string">
            <text:p>02.2.2.01.009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Adiantamento Malhas RVB</text:p>
          </table:table-cell>
          <table:covered-table-cell table:style-name="ceb" table:number-columns-repeated="5"/>
          <table:table-cell table:style-name="ce2" office:value-type="string">
            <text:p>18.459,38</text:p>
          </table:table-cell>
        </table:table-row>
        <table:table-row table:style-name="ro0.344">
          <table:table-cell table:style-name="ce14" office:value-type="string">
            <text:p>945</text:p>
          </table:table-cell>
          <table:table-cell table:style-name="ce12" office:value-type="string">
            <text:p>02.2.2.01.015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Adiantamento Allfree Confecções</text:p>
          </table:table-cell>
          <table:covered-table-cell table:style-name="ceb" table:number-columns-repeated="5"/>
          <table:table-cell table:style-name="ce2" office:value-type="string">
            <text:p>691.733,52</text:p>
          </table:table-cell>
        </table:table-row>
        <table:table-row table:style-name="ro0.344">
          <table:table-cell table:style-name="ce14" office:value-type="string">
            <text:p>946</text:p>
          </table:table-cell>
          <table:table-cell table:style-name="ce12" office:value-type="string">
            <text:p>02.2.2.01.016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Provisão para IR Diferido</text:p>
          </table:table-cell>
          <table:covered-table-cell table:style-name="ceb" table:number-columns-repeated="5"/>
          <table:table-cell table:style-name="ce2" office:value-type="string">
            <text:p>18.653,89</text:p>
          </table:table-cell>
        </table:table-row>
        <table:table-row table:style-name="ro0.344">
          <table:table-cell table:style-name="ce14" office:value-type="string">
            <text:p>2375</text:p>
          </table:table-cell>
          <table:table-cell table:style-name="ce12" office:value-type="string">
            <text:p>02.2.2.01.049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Adiantamento Comercial Textil Sul</text:p>
          </table:table-cell>
          <table:covered-table-cell table:style-name="ceb" table:number-columns-repeated="5"/>
          <table:table-cell table:style-name="ce2" office:value-type="string">
            <text:p>345.861,96</text:p>
          </table:table-cell>
        </table:table-row>
        <table:table-row table:style-name="ro0.344">
          <table:table-cell table:style-name="ce14" office:value-type="string">
            <text:p>2543</text:p>
          </table:table-cell>
          <table:table-cell table:style-name="ce12" office:value-type="string">
            <text:p>02.2.2.01.054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Adiantamento Malharia Brasil</text:p>
          </table:table-cell>
          <table:covered-table-cell table:style-name="ceb" table:number-columns-repeated="5"/>
          <table:table-cell table:style-name="ce2" office:value-type="string">
            <text:p>2.202.120,00</text:p>
          </table:table-cell>
        </table:table-row>
        <table:table-row table:style-name="ro0.344">
          <table:table-cell table:style-name="ce9" office:value-type="string">
            <text:p>2094</text:p>
          </table:table-cell>
          <table:table-cell table:style-name="ce7" office:value-type="string">
            <text:p>02.2.2.04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LUCROS A DISTRIBUIR</text:p>
          </table:table-cell>
          <table:covered-table-cell table:style-name="ceb" table:number-columns-repeated="7"/>
          <table:table-cell table:style-name="ce10" office:value-type="string">
            <text:p>9.700.000,00</text:p>
          </table:table-cell>
        </table:table-row>
        <table:table-row table:style-name="ro0.344">
          <table:table-cell table:style-name="ce14" office:value-type="string">
            <text:p>2095</text:p>
          </table:table-cell>
          <table:table-cell table:style-name="ce12" office:value-type="string">
            <text:p>02.2.2.04.01</text:p>
          </table:table-cell>
          <table:table-cell table:style-name="ce11" table:number-columns-spanned="4" table:number-rows-spanned="1"/>
          <table:covered-table-cell table:style-name="ceb" table:number-columns-repeated="3"/>
          <table:table-cell table:style-name="ce13" table:number-columns-spanned="7" table:number-rows-spanned="1" office:value-type="string">
            <text:p>Lucros a distribuir</text:p>
          </table:table-cell>
          <table:covered-table-cell table:style-name="ceb" table:number-columns-repeated="6"/>
          <table:table-cell table:style-name="ce2" office:value-type="string">
            <text:p>9.700.000,00</text:p>
          </table:table-cell>
        </table:table-row>
        <table:table-row table:style-name="ro0.344">
          <table:table-cell table:style-name="ce9" office:value-type="string">
            <text:p>948</text:p>
          </table:table-cell>
          <table:table-cell table:style-name="ce7" office:value-type="string">
            <text:p>02.2.3</text:p>
          </table:table-cell>
          <table:table-cell table:style-name="ce11" table:number-columns-spanned="2" table:number-rows-spanned="1"/>
          <table:covered-table-cell table:style-name="ceb"/>
          <table:table-cell table:style-name="ce8" table:number-columns-spanned="9" table:number-rows-spanned="1" office:value-type="string">
            <text:p>RECEITA DIFERIDA</text:p>
          </table:table-cell>
          <table:covered-table-cell table:style-name="ceb" table:number-columns-repeated="8"/>
          <table:table-cell table:style-name="ce10" office:value-type="string">
            <text:p>8.135.138,04</text:p>
          </table:table-cell>
        </table:table-row>
        <table:table-row table:style-name="ro0.344">
          <table:table-cell table:style-name="ce9" office:value-type="string">
            <text:p>949</text:p>
          </table:table-cell>
          <table:table-cell table:style-name="ce7" office:value-type="string">
            <text:p>02.2.3.01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VALOR DE TERCEIROS</text:p>
          </table:table-cell>
          <table:covered-table-cell table:style-name="ceb" table:number-columns-repeated="7"/>
          <table:table-cell table:style-name="ce10" office:value-type="string">
            <text:p>8.135.138,04</text:p>
          </table:table-cell>
        </table:table-row>
        <table:table-row table:style-name="ro0.344">
          <table:table-cell table:style-name="ce14" office:value-type="string">
            <text:p>950</text:p>
          </table:table-cell>
          <table:table-cell table:style-name="ce12" office:value-type="string">
            <text:p>02.2.3.01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Imobilizado (Compensação)</text:p>
          </table:table-cell>
          <table:covered-table-cell table:style-name="ceb" table:number-columns-repeated="5"/>
          <table:table-cell table:style-name="ce2" office:value-type="string">
            <text:p>33.890,52</text:p>
          </table:table-cell>
        </table:table-row>
        <table:table-row table:style-name="ro0.344">
          <table:table-cell table:style-name="ce14" office:value-type="string">
            <text:p>951</text:p>
          </table:table-cell>
          <table:table-cell table:style-name="ce12" office:value-type="string">
            <text:p>02.2.3.01.002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Estoque de Terceiros</text:p>
          </table:table-cell>
          <table:covered-table-cell table:style-name="ceb" table:number-columns-repeated="5"/>
          <table:table-cell table:style-name="ce2" office:value-type="string">
            <text:p>8.101.247,52</text:p>
          </table:table-cell>
        </table:table-row>
        <table:table-row table:style-name="ro0.344">
          <table:table-cell table:style-name="ce9" office:value-type="string">
            <text:p>225</text:p>
          </table:table-cell>
          <table:table-cell table:style-name="ce7" office:value-type="string">
            <text:p>02.3</text:p>
          </table:table-cell>
          <table:table-cell table:style-name="ce11"/>
          <table:table-cell table:style-name="ce8" table:number-columns-spanned="10" table:number-rows-spanned="1" office:value-type="string">
            <text:p>PATRIMÔNIO LÍQUIDO</text:p>
          </table:table-cell>
          <table:covered-table-cell table:style-name="ceb" table:number-columns-repeated="9"/>
          <table:table-cell table:style-name="ce10" office:value-type="string">
            <text:p>3.553.812,38</text:p>
          </table:table-cell>
        </table:table-row>
        <table:table-row table:style-name="ro0.344">
          <table:table-cell table:style-name="ce9" office:value-type="string">
            <text:p>226</text:p>
          </table:table-cell>
          <table:table-cell table:style-name="ce7" office:value-type="string">
            <text:p>02.3.1</text:p>
          </table:table-cell>
          <table:table-cell table:style-name="ce11" table:number-columns-spanned="2" table:number-rows-spanned="1"/>
          <table:covered-table-cell table:style-name="ceb"/>
          <table:table-cell table:style-name="ce8" table:number-columns-spanned="9" table:number-rows-spanned="1" office:value-type="string">
            <text:p>CAPITAL</text:p>
          </table:table-cell>
          <table:covered-table-cell table:style-name="ceb" table:number-columns-repeated="8"/>
          <table:table-cell table:style-name="ce10" office:value-type="string">
            <text:p>190.000,00</text:p>
          </table:table-cell>
        </table:table-row>
        <table:table-row table:style-name="ro0.0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295">
          <table:table-cell table:style-name="ce16" table:number-columns-spanned="10" table:number-rows-spanned="1" office:value-type="string">
            <text:p>MOSIMANN CONTABILIDADE E CONSULTORIA</text:p>
          </table:table-cell>
          <table:covered-table-cell table:style-name="ceb" table:number-columns-repeated="9"/>
          <table:table-cell table:style-name="ce15" table:number-columns-spanned="4" table:number-rows-spanned="1" office:value-type="string">
            <text:p>06/01/2025 10:28 - SCI Ambiente Contábil ÚNICO</text:p>
          </table:table-cell>
          <table:covered-table-cell table:style-name="ceb" table:number-columns-repeated="3"/>
        </table:table-row>
      </table:table>
      <text:p text:style-name="pagebreak"/>
      <table:table table:name="Página 3" table:style-name="PageDef0ta1" table:print="false">
        <table:table-column table:style-name="co0.982"/>
        <table:table-column table:style-name="co1.767"/>
        <table:table-column table:style-name="co0.157"/>
        <table:table-column table:style-name="co0.079"/>
        <table:table-column table:style-name="co0.118"/>
        <table:table-column table:style-name="co0.118"/>
        <table:table-column table:style-name="co0.039"/>
        <table:table-column table:style-name="co5.576"/>
        <table:table-column table:style-name="co0.982"/>
        <table:table-column table:style-name="co1.669"/>
        <table:table-column table:style-name="co0.295"/>
        <table:table-column table:style-name="co4.418"/>
        <table:table-column table:style-name="co0.196"/>
        <table:table-column table:style-name="co2.258"/>
        <table:table-row table:style-name="ro0.491">
          <table:table-cell table:style-name="ce1" table:number-columns-spanned="12" table:number-rows-spanned="1" office:value-type="string">
            <text:p>Balanço patrimonial de 01/01/2023 a 31/12/2024</text:p>
          </table:table-cell>
          <table:covered-table-cell table:style-name="ceb" table:number-columns-repeated="11"/>
          <table:table-cell table:style-name="ce0" table:number-columns-spanned="2" table:number-rows-spanned="1" office:value-type="string">
            <text:p>Página: 3</text:p>
          </table:table-cell>
          <table:covered-table-cell table:style-name="ceb"/>
        </table:table-row>
        <table:table-row table:style-name="ro0.491">
          <table:table-cell table:style-name="ce3" table:number-columns-spanned="11" table:number-rows-spanned="1" office:value-type="string">
            <text:p>Empresa: 56 - FIACAO AGUAS NEGRAS LTDA</text:p>
          </table:table-cell>
          <table:covered-table-cell table:style-name="ceb" table:number-columns-repeated="10"/>
          <table:table-cell table:style-name="ce2" table:number-columns-spanned="3" table:number-rows-spanned="1" office:value-type="string">
            <text:p>Botuverá/SC - CNPJ:80.096.050/0001-53</text:p>
          </table:table-cell>
          <table:covered-table-cell table:style-name="ceb" table:number-columns-repeated="2"/>
        </table:table-row>
        <table:table-row table:style-name="ro0.344">
          <table:table-cell table:style-name="ce5" office:value-type="string">
            <text:p>Código</text:p>
          </table:table-cell>
          <table:table-cell table:style-name="ce4" office:value-type="string">
            <text:p>Classificação</text:p>
          </table:table-cell>
          <table:table-cell table:style-name="ce5" table:number-columns-spanned="11" table:number-rows-spanned="1" office:value-type="string">
            <text:p>Nome</text:p>
          </table:table-cell>
          <table:covered-table-cell table:style-name="ceb" table:number-columns-repeated="10"/>
          <table:table-cell table:style-name="ce6" office:value-type="string">
            <text:p>Saldo atual</text:p>
          </table:table-cell>
        </table:table-row>
        <table:table-row table:style-name="ro0.344">
          <table:table-cell table:style-name="ce9" office:value-type="string">
            <text:p>227</text:p>
          </table:table-cell>
          <table:table-cell table:style-name="ce7" office:value-type="string">
            <text:p>02.3.1.01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CAPITAL SOCIAL</text:p>
          </table:table-cell>
          <table:covered-table-cell table:style-name="ceb" table:number-columns-repeated="7"/>
          <table:table-cell table:style-name="ce10" office:value-type="string">
            <text:p>190.000,00</text:p>
          </table:table-cell>
        </table:table-row>
        <table:table-row table:style-name="ro0.344">
          <table:table-cell table:style-name="ce14" office:value-type="string">
            <text:p>229</text:p>
          </table:table-cell>
          <table:table-cell table:style-name="ce12" office:value-type="string">
            <text:p>02.3.1.01.002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Capital Social Integralizado</text:p>
          </table:table-cell>
          <table:covered-table-cell table:style-name="ceb" table:number-columns-repeated="5"/>
          <table:table-cell table:style-name="ce2" office:value-type="string">
            <text:p>190.000,00</text:p>
          </table:table-cell>
        </table:table-row>
        <table:table-row table:style-name="ro0.344">
          <table:table-cell table:style-name="ce9" office:value-type="string">
            <text:p>230</text:p>
          </table:table-cell>
          <table:table-cell table:style-name="ce7" office:value-type="string">
            <text:p>02.3.2</text:p>
          </table:table-cell>
          <table:table-cell table:style-name="ce11" table:number-columns-spanned="2" table:number-rows-spanned="1"/>
          <table:covered-table-cell table:style-name="ceb"/>
          <table:table-cell table:style-name="ce8" table:number-columns-spanned="9" table:number-rows-spanned="1" office:value-type="string">
            <text:p>RESERVAS</text:p>
          </table:table-cell>
          <table:covered-table-cell table:style-name="ceb" table:number-columns-repeated="8"/>
          <table:table-cell table:style-name="ce10" office:value-type="string">
            <text:p>3.363.812,38</text:p>
          </table:table-cell>
        </table:table-row>
        <table:table-row table:style-name="ro0.344">
          <table:table-cell table:style-name="ce9" office:value-type="string">
            <text:p>231</text:p>
          </table:table-cell>
          <table:table-cell table:style-name="ce7" office:value-type="string">
            <text:p>02.3.2.01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RESERVAS DE CAPITAL</text:p>
          </table:table-cell>
          <table:covered-table-cell table:style-name="ceb" table:number-columns-repeated="7"/>
          <table:table-cell table:style-name="ce10" office:value-type="string">
            <text:p>1.032,61</text:p>
          </table:table-cell>
        </table:table-row>
        <table:table-row table:style-name="ro0.344">
          <table:table-cell table:style-name="ce14" office:value-type="string">
            <text:p>232</text:p>
          </table:table-cell>
          <table:table-cell table:style-name="ce12" office:value-type="string">
            <text:p>02.3.2.01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Reservas de Correção Monetária do Capital</text:p>
          </table:table-cell>
          <table:covered-table-cell table:style-name="ceb" table:number-columns-repeated="5"/>
          <table:table-cell table:style-name="ce2" office:value-type="string">
            <text:p>1.032,61</text:p>
          </table:table-cell>
        </table:table-row>
        <table:table-row table:style-name="ro0.344">
          <table:table-cell table:style-name="ce9" office:value-type="string">
            <text:p>233</text:p>
          </table:table-cell>
          <table:table-cell table:style-name="ce7" office:value-type="string">
            <text:p>02.3.2.02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RESERVAS DE LUCROS</text:p>
          </table:table-cell>
          <table:covered-table-cell table:style-name="ceb" table:number-columns-repeated="7"/>
          <table:table-cell table:style-name="ce10" office:value-type="string">
            <text:p>2.858.799,98</text:p>
          </table:table-cell>
        </table:table-row>
        <table:table-row table:style-name="ro0.344">
          <table:table-cell table:style-name="ce14" office:value-type="string">
            <text:p>234</text:p>
          </table:table-cell>
          <table:table-cell table:style-name="ce12" office:value-type="string">
            <text:p>02.3.2.02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Reserva de Lucros</text:p>
          </table:table-cell>
          <table:covered-table-cell table:style-name="ceb" table:number-columns-repeated="5"/>
          <table:table-cell table:style-name="ce2" office:value-type="string">
            <text:p>2.763.724,30</text:p>
          </table:table-cell>
        </table:table-row>
        <table:table-row table:style-name="ro0.344">
          <table:table-cell table:style-name="ce14" office:value-type="string">
            <text:p>952</text:p>
          </table:table-cell>
          <table:table-cell table:style-name="ce12" office:value-type="string">
            <text:p>02.3.2.02.008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Subvenções para Investimentos</text:p>
          </table:table-cell>
          <table:covered-table-cell table:style-name="ceb" table:number-columns-repeated="5"/>
          <table:table-cell table:style-name="ce2" office:value-type="string">
            <text:p>95.075,68</text:p>
          </table:table-cell>
        </table:table-row>
        <table:table-row table:style-name="ro0.344">
          <table:table-cell table:style-name="ce9" office:value-type="string">
            <text:p>953</text:p>
          </table:table-cell>
          <table:table-cell table:style-name="ce7" office:value-type="string">
            <text:p>02.3.2.03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RESERVAS DE REAVALIAÇÃO</text:p>
          </table:table-cell>
          <table:covered-table-cell table:style-name="ceb" table:number-columns-repeated="7"/>
          <table:table-cell table:style-name="ce10" office:value-type="string">
            <text:p>503.979,79</text:p>
          </table:table-cell>
        </table:table-row>
        <table:table-row table:style-name="ro0.344">
          <table:table-cell table:style-name="ce14" office:value-type="string">
            <text:p>954</text:p>
          </table:table-cell>
          <table:table-cell table:style-name="ce12" office:value-type="string">
            <text:p>02.3.2.03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Reserva de Reavaliação - Terrenos</text:p>
          </table:table-cell>
          <table:covered-table-cell table:style-name="ceb" table:number-columns-repeated="5"/>
          <table:table-cell table:style-name="ce2" office:value-type="string">
            <text:p>14.485,45</text:p>
          </table:table-cell>
        </table:table-row>
        <table:table-row table:style-name="ro0.344">
          <table:table-cell table:style-name="ce14" office:value-type="string">
            <text:p>955</text:p>
          </table:table-cell>
          <table:table-cell table:style-name="ce12" office:value-type="string">
            <text:p>02.3.2.03.002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Reserva de Reavaliação - Obras Civis</text:p>
          </table:table-cell>
          <table:covered-table-cell table:style-name="ceb" table:number-columns-repeated="5"/>
          <table:table-cell table:style-name="ce2" office:value-type="string">
            <text:p>489.494,34</text:p>
          </table:table-cell>
        </table:table-row>
        <table:table-row table:style-name="ro0.344">
          <table:table-cell table:style-name="ce9" office:value-type="string">
            <text:p>248</text:p>
          </table:table-cell>
          <table:table-cell table:style-name="ce7" office:value-type="string">
            <text:p>02.3.4</text:p>
          </table:table-cell>
          <table:table-cell table:style-name="ce11" table:number-columns-spanned="2" table:number-rows-spanned="1"/>
          <table:covered-table-cell table:style-name="ceb"/>
          <table:table-cell table:style-name="ce8" table:number-columns-spanned="9" table:number-rows-spanned="1" office:value-type="string">
            <text:p>LUCROS OU PREJUÍZOS ACUMULADOS</text:p>
          </table:table-cell>
          <table:covered-table-cell table:style-name="ceb" table:number-columns-repeated="8"/>
          <table:table-cell table:style-name="ce10" office:value-type="string">
            <text:p>0,00</text:p>
          </table:table-cell>
        </table:table-row>
        <table:table-row table:style-name="ro0.344">
          <table:table-cell table:style-name="ce9" office:value-type="string">
            <text:p>249</text:p>
          </table:table-cell>
          <table:table-cell table:style-name="ce7" office:value-type="string">
            <text:p>02.3.4.03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LUCROS OU PREJUÍZOS ACUMULADOS</text:p>
          </table:table-cell>
          <table:covered-table-cell table:style-name="ceb" table:number-columns-repeated="7"/>
          <table:table-cell table:style-name="ce10" office:value-type="string">
            <text:p>99.846,68</text:p>
          </table:table-cell>
        </table:table-row>
        <table:table-row table:style-name="ro0.344">
          <table:table-cell table:style-name="ce14" office:value-type="string">
            <text:p>250</text:p>
          </table:table-cell>
          <table:table-cell table:style-name="ce12" office:value-type="string">
            <text:p>02.3.4.03.001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Lucros Acumulados</text:p>
          </table:table-cell>
          <table:covered-table-cell table:style-name="ceb" table:number-columns-repeated="5"/>
          <table:table-cell table:style-name="ce2" office:value-type="string">
            <text:p>99.846,68</text:p>
          </table:table-cell>
        </table:table-row>
        <table:table-row table:style-name="ro0.344">
          <table:table-cell table:style-name="ce9" office:value-type="string">
            <text:p>252</text:p>
          </table:table-cell>
          <table:table-cell table:style-name="ce7" office:value-type="string">
            <text:p>02.3.4.04</text:p>
          </table:table-cell>
          <table:table-cell table:style-name="ce11" table:number-columns-spanned="3" table:number-rows-spanned="1"/>
          <table:covered-table-cell table:style-name="ceb" table:number-columns-repeated="2"/>
          <table:table-cell table:style-name="ce8" table:number-columns-spanned="8" table:number-rows-spanned="1" office:value-type="string">
            <text:p>RESULTADO DO EXERCÍCIO</text:p>
          </table:table-cell>
          <table:covered-table-cell table:style-name="ceb" table:number-columns-repeated="7"/>
          <table:table-cell table:style-name="ce10" office:value-type="string">
            <text:p>(99.846,68)</text:p>
          </table:table-cell>
        </table:table-row>
        <table:table-row table:style-name="ro0.344">
          <table:table-cell table:style-name="ce14" office:value-type="string">
            <text:p>254</text:p>
          </table:table-cell>
          <table:table-cell table:style-name="ce12" office:value-type="string">
            <text:p>02.3.4.04.003</text:p>
          </table:table-cell>
          <table:table-cell table:style-name="ce11" table:number-columns-spanned="5" table:number-rows-spanned="1"/>
          <table:covered-table-cell table:style-name="ceb" table:number-columns-repeated="4"/>
          <table:table-cell table:style-name="ce13" table:number-columns-spanned="6" table:number-rows-spanned="1" office:value-type="string">
            <text:p>Ajustes de Exercícios Anteriores</text:p>
          </table:table-cell>
          <table:covered-table-cell table:style-name="ceb" table:number-columns-repeated="5"/>
          <table:table-cell table:style-name="ce2" office:value-type="string">
            <text:p>(99.846,68)</text:p>
          </table:table-cell>
        </table:table-row>
        <table:table-row table:style-name="ro2.7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.374">
          <table:table-cell table:style-name="ce17" table:number-columns-spanned="8" table:number-rows-spanned="1" office:value-type="string">
            <text:p>Claudia Furtado</text:p>
            <text:p>Contador</text:p>
            <text:p>CPF: 376.121.319-00</text:p>
            <text:p>CRC: SC012348O0</text:p>
          </table:table-cell>
          <table:covered-table-cell table:style-name="ceb" table:number-columns-repeated="7"/>
          <table:table-cell/>
          <table:table-cell table:style-name="ce17" table:number-columns-spanned="5" table:number-rows-spanned="1" office:value-type="string">
            <text:p>AMBROSIO JOSE DALCEGIO</text:p>
            <text:p>Administrador(a)</text:p>
            <text:p>CPF: 309.014.649-53</text:p>
          </table:table-cell>
          <table:covered-table-cell table:style-name="ceb" table:number-columns-repeated="4"/>
        </table:table-row>
        <table:table-row table:style-name="ro15.95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295">
          <table:table-cell table:style-name="ce16" table:number-columns-spanned="10" table:number-rows-spanned="1" office:value-type="string">
            <text:p>MOSIMANN CONTABILIDADE E CONSULTORIA</text:p>
          </table:table-cell>
          <table:covered-table-cell table:style-name="ceb" table:number-columns-repeated="9"/>
          <table:table-cell table:style-name="ce15" table:number-columns-spanned="4" table:number-rows-spanned="1" office:value-type="string">
            <text:p>06/01/2025 10:28 - SCI Ambiente Contábil ÚNICO</text:p>
          </table:table-cell>
          <table:covered-table-cell table:style-name="ceb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>
  <office:styles>
    <style:default-style style:family="paragraph"/>
    <style:paragraph-properties style:text-autospace="ideograph-alpha" style:punctuation-wrap="hanging" style:line-break="strict" style:writing-mode="page"/>
    <style:text-properties fo:color="#000000" style:font-name="Times New Roman" fo:font-size="12pt" fo:language="en" fo:country="EN" style:font-name-asian="Arial Unicode MS" style:font-size-asian="12pt" style:language-asian="en" style:country-asian="EN" style:font-name-complex="Tahoma1" style:font-size-complex="12pt" style:language-complex="en" style:country-complex="EN"/>
  </office:styles>
  <office:automatic-styles>
    <style:page-layout style:name="pm0">
      <style:page-layout-properties fo:page-width="21.0cm" fo:page-height="29.7cm" fo:margin-top="1.000cm" fo:margin-bottom="1.000cm" fo:margin-left="1.000cm" fo:margin-right="1.000cm"/>
    </style:page-layout>
  </office:automatic-styles>
  <office:master-styles>
    <style:master-page style:name="PageDef0" style:page-layout-name="pm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meta:generator>fast-report.com/Fast Report/build:2023.2</meta:generator>
    <meta:initial-creator>FastReport</meta:initial-creator>
    <meta:creation-date>2025-01-06T10:28:18</meta:creation-date>
  </office:meta>
</office:document-meta>
</file>